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3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27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24/" manifest:media-type="application/vnd.oasis.opendocument.chart"/>
  <manifest:file-entry manifest:full-path="Object 30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9/" manifest:media-type="application/vnd.oasis.opendocument.chart"/>
  <manifest:file-entry manifest:full-path="Object 32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26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23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Object 28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Object 25/" manifest:media-type="application/vnd.oasis.opendocument.chart"/>
  <manifest:file-entry manifest:full-path="Object 3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Object 30/styles.xml" manifest:media-type="text/xml"/>
  <manifest:file-entry manifest:full-path="Object 30/content.xml" manifest:media-type="text/xml"/>
  <manifest:file-entry manifest:full-path="Object 31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32/content.xml" manifest:media-type="text/xml"/>
  <manifest:file-entry manifest:full-path="Object 33/styles.xml" manifest:media-type="text/xml"/>
  <manifest:file-entry manifest:full-path="Object 33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2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draw:z-index="1" draw:id="id0" draw:style-name="a0" draw:name="Chart 1" svg:x="0.66667in" svg:y="0.22222in" svg:width="13.06944in" svg:height="5.41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First</text:p>
          </table:table-cell>
          <table:table-cell office:value-type="time" office:time-value="PT13H30M15.000S" table:style-name="ce9">
            <text:p>13:30:15</text:p>
          </table:table-cell>
          <table:table-cell office:value-type="string" table:style-name="ce12">
            <text:p>Last</text:p>
          </table:table-cell>
          <table:table-cell office:value-type="time" office:time-value="PT13H33M15.000S" table:style-name="ce9">
            <text:p>13:33:15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0.228571428571428" table:style-name="ce13">
            <text:p>10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2.271428571428565" table:style-name="ce14">
            <text:p>52.3</text:p>
          </table:table-cell>
          <table:table-cell office:value-type="float" office:value="14.528571428571428" table:style-name="ce14">
            <text:p>14.5</text:p>
          </table:table-cell>
          <table:table-cell office:value-type="float" office:value="8.5714285714285729E-2" table:style-name="ce14">
            <text:p>0.1</text:p>
          </table:table-cell>
          <table:table-cell office:value-type="float" office:value="33.114285714285714" table:style-name="ce14">
            <text:p>33.1</text:p>
          </table:table-cell>
          <table:table-cell office:value-type="float" office:value="66.8" table:style-name="ce14">
            <text:p>66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7.399999999999999" table:style-name="ce13">
            <text:p>17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0.3" table:style-name="ce14">
            <text:p>80.3</text:p>
          </table:table-cell>
          <table:table-cell office:value-type="float" office:value="21.7" table:style-name="ce14">
            <text:p>21.7</text:p>
          </table:table-cell>
          <table:table-cell office:value-type="float" office:value="0.2" table:style-name="ce14">
            <text:p>0.2</text:p>
          </table:table-cell>
          <table:table-cell office:value-type="float" office:value="98.3" table:style-name="ce14">
            <text:p>98.3</text:p>
          </table:table-cell>
          <table:table-cell office:value-type="float" office:value="93.1" table:style-name="ce14">
            <text:p>93.1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5645H31M45.000S" table:style-name="ce9">
            <text:p>13:31:45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5362120798032251" table:style-name="ce14">
            <text:p>1.5</text:p>
          </table:table-cell>
          <table:table-cell office:value-type="float" office:value="1.4936086529006882" table:style-name="ce14">
            <text:p>1.5</text:p>
          </table:table-cell>
          <table:table-cell office:value-type="float" office:value="2.333333333333333" table:style-name="ce14">
            <text:p>2.3</text:p>
          </table:table-cell>
          <table:table-cell office:value-type="float" office:value="2.9685073339085419" table:style-name="ce14">
            <text:p>3.0</text:p>
          </table:table-cell>
          <table:table-cell office:value-type="float" office:value="1.3937125748502994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.26400000000000001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455.4" table:style-name="ce13">
            <text:p>45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5.7971014492753633E-4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12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6-08T00:00:00" table:style-name="ce5">
            <text:p>08-Jun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12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7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3M30.130S" table:style-name="ce6">
            <text:p>00:13: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4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1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75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9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00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2713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142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12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6791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253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20590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200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251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6238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475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20588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9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59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816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0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55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444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254790 0 69914 3219361 8013 0 1852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64276 0 16823 798031 2257 0 963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68061 0 19056 800623 2454 0 313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61767 0 17205 808710 2505 0 296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60684 0 16829 811996 796 0 279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2757365 56 906 0 0 0 0 2 0 1 0 0 0 1556 0 25402 64 0 0 0 0 0 0 0 22 0 0 0 0 0 0 0 0 55090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224194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913348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62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22174013 0 1261161 171627 19716884 25443 0 879 308854 832 6883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406913428 19564128 <text:s text:c="3"/>0 <text:s text:c="3"/>0 <text:s text:c="3"/>0 <text:s text:c="4"/>0 <text:s text:c="9"/>0 <text:s text:c="8"/>0 406913428 1956412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0953106 <text:s/>275572 <text:s text:c="3"/>0 <text:s/>216 <text:s text:c="3"/>0 <text:s text:c="4"/>0 <text:s text:c="9"/>0 <text:s text:c="8"/>0 553372592 <text:s/>457013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612 22538 839374 259224 12785 365618 3034016 2605008 0 114564 28658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510 22507 838322 258688 12785 365618 3034016 2605008 0 114428 28653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 0 0 0 0 0 4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12 0 0 0 0 0 412 4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77 146715 21 18 5 54 36 83 20 0 1 0 4 2932736 414 4294967295 8003584 8103420 0 0 0 0 0 4096 536946211 4294967295 0 0 0 2 0 0 136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14 311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75572 errors:0 dropped:216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457013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0953106 (40.9 MB) <text:s/>TX bytes:553372592 (553.3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956412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956412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06913428 (406.9 MB) <text:s/>TX bytes:406913428 (406.9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415 <text:s text:c="5"/>2865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draw:z-index="1" draw:id="id1" draw:style-name="a1" draw:name="Chart 1" svg:x="0.66667in" svg:y="1.88889in" svg:width="13.06944in" svg:height="5.41667in" style:rel-width="scale" style:rel-height="scale">
            <draw:object xlink:href="Object 2/" xlink:type="simple" xlink:show="embed" xlink:actuate="onLoad"/>
            <svg:title/>
            <svg:desc/>
          </draw:frame>
          <draw:frame draw:z-index="2" draw:id="id2" draw:style-name="a2" draw:name="Chart 2" svg:x="0.66667in" svg:y="7.31944in" svg:width="13.06944in" svg:height="5.41667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3" table:style-name="ce1">
            <text:p>98.3</text:p>
          </table:table-cell>
          <table:table-cell office:value-type="float" office:value="1.7" table:style-name="ce1">
            <text:p>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70.400000000000006" table:style-name="ce1">
            <text:p>70.4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16.2" table:style-name="ce1">
            <text:p>16.2</text:p>
          </table:table-cell>
          <table:table-cell office:value-type="float" office:value="83.800000000000011" table:style-name="ce1">
            <text:p>83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80.3" table:style-name="ce1">
            <text:p>80.3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6.9" table:style-name="ce1">
            <text:p>6.9</text:p>
          </table:table-cell>
          <table:table-cell office:value-type="float" office:value="93.1" table:style-name="ce1">
            <text:p>93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80.3" table:style-name="ce1">
            <text:p>80.3</text:p>
          </table:table-cell>
          <table:table-cell office:value-type="float" office:value="11.4" table:style-name="ce1">
            <text:p>11.4</text:p>
          </table:table-cell>
          <table:table-cell office:value-type="float" office:value="0.1" table:style-name="ce1">
            <text:p>0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91.7" table:style-name="ce1">
            <text:p>91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59.5" table:style-name="ce1">
            <text:p>59.5</text:p>
          </table:table-cell>
          <table:table-cell office:value-type="float" office:value="20.5" table:style-name="ce1">
            <text:p>20.5</text:p>
          </table:table-cell>
          <table:table-cell office:value-type="float" office:value="0.1" table:style-name="ce1">
            <text:p>0.1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38.9" table:style-name="ce1">
            <text:p>38.9</text:p>
          </table:table-cell>
          <table:table-cell office:value-type="float" office:value="21.7" table:style-name="ce1">
            <text:p>21.7</text:p>
          </table:table-cell>
          <table:table-cell office:value-type="float" office:value="0.2" table:style-name="ce1">
            <text:p>0.2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60.599999999999994" table:style-name="ce1">
            <text:p>60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35.5" table:style-name="ce1">
            <text:p>35.5</text:p>
          </table:table-cell>
          <table:table-cell office:value-type="float" office:value="21.2" table:style-name="ce1">
            <text:p>21.2</text:p>
          </table:table-cell>
          <table:table-cell office:value-type="float" office:value="0.2" table:style-name="ce1">
            <text:p>0.2</text:p>
          </table:table-cell>
          <table:table-cell office:value-type="float" office:value="43.1" table:style-name="ce1">
            <text:p>43.1</text:p>
          </table:table-cell>
          <table:table-cell office:value-type="float" office:value="56.7" table:style-name="ce1">
            <text:p>5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2.271428571428565" table:style-name="ce1">
            <text:p>52.27142857</text:p>
          </table:table-cell>
          <table:table-cell office:value-type="float" office:value="14.528571428571428" table:style-name="ce1">
            <text:p>14.52857143</text:p>
          </table:table-cell>
          <table:table-cell office:value-type="float" office:value="8.5714285714285729E-2" table:style-name="ce1">
            <text:p>0.085714286</text:p>
          </table:table-cell>
          <table:table-cell office:value-type="float" office:value="33.114285714285714" table:style-name="ce1">
            <text:p>33.11428571</text:p>
          </table:table-cell>
          <table:table-cell office:value-type="float" office:value="66.8" table:style-name="ce1">
            <text:p>66.8</text:p>
          </table:table-cell>
          <table:table-cell table:number-columns-repeated="16378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CPU_SUMM" table:style-name="ta1">
        <table:shapes>
          <draw:frame draw:z-index="1" draw:id="id3" draw:style-name="a3" draw:name="Chart 1" svg:x="0.66667in" svg:y="1.05556in" svg:width="13.06944in" svg:height="5.41667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1.385714285714293" table:style-name="ce11">
            <text:p>51.4</text:p>
          </table:table-cell>
          <table:table-cell office:value-type="float" office:value="15.228571428571428" table:style-name="ce11">
            <text:p>15.2</text:p>
          </table:table-cell>
          <table:table-cell office:value-type="float" office:value="9.9999999999999992E-2" table:style-name="ce11">
            <text:p>0.1</text:p>
          </table:table-cell>
          <table:table-cell office:value-type="float" office:value="33.299999999999997" table:style-name="ce11">
            <text:p>33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4.442857142857136" table:style-name="ce11">
            <text:p>54.4</text:p>
          </table:table-cell>
          <table:table-cell office:value-type="float" office:value="13.928571428571429" table:style-name="ce11">
            <text:p>13.9</text:p>
          </table:table-cell>
          <table:table-cell office:value-type="float" office:value="0.2" table:style-name="ce11">
            <text:p>0.2</text:p>
          </table:table-cell>
          <table:table-cell office:value-type="float" office:value="31.400000000000002" table:style-name="ce11">
            <text:p>31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3.571428571428569" table:style-name="ce11">
            <text:p>53.6</text:p>
          </table:table-cell>
          <table:table-cell office:value-type="float" office:value="14.728571428571428" table:style-name="ce11">
            <text:p>14.7</text:p>
          </table:table-cell>
          <table:table-cell office:value-type="float" office:value="0.15714285714285717" table:style-name="ce11">
            <text:p>0.2</text:p>
          </table:table-cell>
          <table:table-cell office:value-type="float" office:value="31.514285714285712" table:style-name="ce11">
            <text:p>31.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3.042857142857144" table:style-name="ce11">
            <text:p>53.0</text:p>
          </table:table-cell>
          <table:table-cell office:value-type="float" office:value="15.042857142857144" table:style-name="ce11">
            <text:p>15.0</text:p>
          </table:table-cell>
          <table:table-cell office:value-type="float" office:value="1.4285714285714287E-2" table:style-name="ce11">
            <text:p>0.0</text:p>
          </table:table-cell>
          <table:table-cell office:value-type="float" office:value="31.885714285714283" table:style-name="ce11">
            <text:p>31.9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draw:z-index="1" draw:id="id4" draw:style-name="a4" draw:name="Chart 1" svg:x="0.66667in" svg:y="1.88889in" svg:width="13.06944in" svg:height="5.41667in" style:rel-width="scale" style:rel-height="scale">
            <draw:object xlink:href="Object 5/" xlink:type="simple" xlink:show="embed" xlink:actuate="onLoad"/>
            <svg:title/>
            <svg:desc/>
          </draw:frame>
          <draw:frame draw:z-index="2" draw:id="id5" draw:style-name="a5" draw:name="Chart 2" svg:x="0.66667in" svg:y="7.31944in" svg:width="13.06944in" svg:height="5.41667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12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0" table:style-name="ce1">
            <text:p>0</text:p>
          </table:table-cell>
          <table:table-cell office:value-type="float" office:value="106.6" table:style-name="ce1">
            <text:p>106.6</text:p>
          </table:table-cell>
          <table:table-cell office:value-type="float" office:value="2.6" table:style-name="ce1">
            <text:p>2.6</text:p>
          </table:table-cell>
          <table:table-cell table:number-columns-repeated="16380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0" table:style-name="ce1">
            <text:p>0</text:p>
          </table:table-cell>
          <table:table-cell office:value-type="float" office:value="1580.8" table:style-name="ce1">
            <text:p>1580.8</text:p>
          </table:table-cell>
          <table:table-cell office:value-type="float" office:value="12.2" table:style-name="ce1">
            <text:p>12.2</text:p>
          </table:table-cell>
          <table:table-cell table:number-columns-repeated="16380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0" table:style-name="ce1">
            <text:p>0</text:p>
          </table:table-cell>
          <table:table-cell office:value-type="float" office:value="5810.6" table:style-name="ce1">
            <text:p>5810.6</text:p>
          </table:table-cell>
          <table:table-cell office:value-type="float" office:value="17.399999999999999" table:style-name="ce1">
            <text:p>17.4</text:p>
          </table:table-cell>
          <table:table-cell table:number-columns-repeated="16380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0" table:style-name="ce1">
            <text:p>0</text:p>
          </table:table-cell>
          <table:table-cell office:value-type="float" office:value="2915.6" table:style-name="ce1">
            <text:p>2915.6</text:p>
          </table:table-cell>
          <table:table-cell office:value-type="float" office:value="13.2" table:style-name="ce1">
            <text:p>13.2</text:p>
          </table:table-cell>
          <table:table-cell table:number-columns-repeated="16380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3.2" table:style-name="ce1">
            <text:p>3.2</text:p>
          </table:table-cell>
          <table:table-cell office:value-type="float" office:value="2732.6" table:style-name="ce1">
            <text:p>2732.6</text:p>
          </table:table-cell>
          <table:table-cell office:value-type="float" office:value="15.8" table:style-name="ce1">
            <text:p>15.8</text:p>
          </table:table-cell>
          <table:table-cell table:number-columns-repeated="16380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5.6" table:style-name="ce1">
            <text:p>5.6</text:p>
          </table:table-cell>
          <table:table-cell office:value-type="float" office:value="2033.8" table:style-name="ce1">
            <text:p>2033.8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2571428571428573" table:formula="msoxl:=AVERAGE(B2:B8)" table:style-name="ce8">
            <text:p>1.3</text:p>
          </table:table-cell>
          <table:table-cell office:value-type="float" office:value="2168.5714285714284" table:formula="msoxl:=AVERAGE(C2:C8)" table:style-name="ce8">
            <text:p>2168.6</text:p>
          </table:table-cell>
          <table:table-cell office:value-type="float" office:value="10.228571428571428" table:formula="msoxl:=AVERAGE(D2:D8)" table:style-name="ce8">
            <text:p>10.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4701298701298695" table:formula="msoxl:=IF(B10=0,0,MAX(SUMPRODUCT(B2:B8,B2:B8)/SUM(B2:B8)-B10,0))" table:style-name="ce8">
            <text:p>3.5</text:p>
          </table:table-cell>
          <table:table-cell office:value-type="float" office:value="1545.3635595708643" table:formula="msoxl:=IF(C10=0,0,MAX(SUMPRODUCT(C2:C8,C2:C8)/SUM(C2:C8)-C10,0))" table:style-name="ce8">
            <text:p>1545.4</text:p>
          </table:table-cell>
          <table:table-cell office:value-type="float" office:value="3.6038308060654423" table:formula="msoxl:=IF(D10=0,0,MAX(SUMPRODUCT(D2:D8,D2:D8)/SUM(D2:D8)-D10,0))" table:style-name="ce8">
            <text:p>3.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87272727272727302" table:formula="msoxl:=ABS(MAX(B2:B8)-B10-B11)" table:style-name="ce8">
            <text:p>0.9</text:p>
          </table:table-cell>
          <table:table-cell office:value-type="float" office:value="2096.6650118577077" table:formula="msoxl:=ABS(MAX(C2:C8)-C10-C11)" table:style-name="ce8">
            <text:p>2096.7</text:p>
          </table:table-cell>
          <table:table-cell office:value-type="float" office:value="3.5675977653631286" table:formula="msoxl:=ABS(MAX(D2:D8)-D10-D11)" table:style-name="ce8">
            <text:p>3.6</text:p>
          </table:table-cell>
          <table:table-cell table:number-columns-repeated="16380"/>
        </table:table-row>
        <table:table-row table:number-rows-repeated="1048564" table:style-name="ro1">
          <table:table-cell table:number-columns-repeated="16384"/>
        </table:table-row>
      </table:table>
      <table:table table:name="DISKBSIZE" table:style-name="ta1">
        <table:shapes>
          <draw:frame draw:z-index="1" draw:id="id6" draw:style-name="a6" draw:name="Chart 1" svg:x="0.66667in" svg:y="1.88889in" svg:width="13.06944in" svg:height="5.41667in" style:rel-width="scale" style:rel-height="scale">
            <draw:object xlink:href="Object 7/" xlink:type="simple" xlink:show="embed" xlink:actuate="onLoad"/>
            <svg:title/>
            <svg:desc/>
          </draw:frame>
          <draw:frame draw:z-index="2" draw:id="id7" draw:style-name="a7" draw:name="Chart 2" svg:x="0.66667in" svg:y="7.31944in" svg:width="13.06944in" svg:height="5.41667in" style:rel-width="scale" style:rel-height="scale">
            <draw:object xlink:href="Object 8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42.1" table:style-name="ce1">
            <text:p>42.1</text:p>
          </table:table-cell>
          <table:table-cell office:value-type="float" office:value="42.1" table:style-name="ce1">
            <text:p>42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4.2" table:style-name="ce1">
            <text:p>84.2</text:p>
          </table:table-cell>
          <table:table-cell table:number-columns-repeated="1612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130.30000000000001" table:style-name="ce1">
            <text:p>130.3</text:p>
          </table:table-cell>
          <table:table-cell office:value-type="float" office:value="130.30000000000001" table:style-name="ce1">
            <text:p>130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0.60000000000002" table:style-name="ce1">
            <text:p>260.6</text:p>
          </table:table-cell>
          <table:table-cell table:number-columns-repeated="1612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334" table:style-name="ce1">
            <text:p>334</text:p>
          </table:table-cell>
          <table:table-cell office:value-type="float" office:value="334" table:style-name="ce1">
            <text:p>3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8" table:style-name="ce1">
            <text:p>668</text:p>
          </table:table-cell>
          <table:table-cell table:number-columns-repeated="1612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220.9" table:style-name="ce1">
            <text:p>220.9</text:p>
          </table:table-cell>
          <table:table-cell office:value-type="float" office:value="220.9" table:style-name="ce1">
            <text:p>22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41.8" table:style-name="ce1">
            <text:p>441.8</text:p>
          </table:table-cell>
          <table:table-cell table:number-columns-repeated="1612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172.4" table:style-name="ce1">
            <text:p>172.4</text:p>
          </table:table-cell>
          <table:table-cell office:value-type="float" office:value="172.4" table:style-name="ce1">
            <text:p>17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4.8" table:style-name="ce1">
            <text:p>344.8</text:p>
          </table:table-cell>
          <table:table-cell table:number-columns-repeated="1612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194.9" table:style-name="ce1">
            <text:p>194.9</text:p>
          </table:table-cell>
          <table:table-cell office:value-type="float" office:value="194.9" table:style-name="ce1">
            <text:p>19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89.8" table:style-name="ce1">
            <text:p>389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56.37142857142857" table:formula="msoxl:=AVERAGE(B2:B8)" table:style-name="ce8">
            <text:p>156.4</text:p>
          </table:table-cell>
          <table:table-cell office:value-type="float" office:value="156.37142857142857" table:formula="msoxl:=AVERAGE(C2:C8)" table:style-name="ce8">
            <text:p>156.4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9.109185351465669" table:formula="msoxl:=IF(B10=0,0,MAX(SUMPRODUCT(B2:B8,B2:B8)/SUM(B2:B8)-B10,0))" table:style-name="ce8">
            <text:p>69.1</text:p>
          </table:table-cell>
          <table:table-cell office:value-type="float" office:value="69.109185351465669" table:formula="msoxl:=IF(C10=0,0,MAX(SUMPRODUCT(C2:C8,C2:C8)/SUM(C2:C8)-C10,0))" table:style-name="ce8">
            <text:p>69.1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8.51938607710576" table:formula="msoxl:=ABS(MAX(B2:B8)-B10-B11)" table:style-name="ce8">
            <text:p>108.5</text:p>
          </table:table-cell>
          <table:table-cell office:value-type="float" office:value="108.51938607710576" table:formula="msoxl:=ABS(MAX(C2:C8)-C10-C11)" table:style-name="ce8">
            <text:p>108.5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25.48061392289424" table:formula="msoxl:=B10+ B11" table:style-name="ce8">
            <text:p>225.5</text:p>
          </table:table-cell>
          <table:table-cell office:value-type="float" office:value="225.48061392289424" table:formula="msoxl:=C10+ C11" table:style-name="ce8">
            <text:p>225.5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BUSY" table:style-name="ta1">
        <table:shapes>
          <draw:frame draw:z-index="1" draw:id="id8" draw:style-name="a8" draw:name="Chart 1" svg:x="0.66667in" svg:y="1.88889in" svg:width="13.06944in" svg:height="5.41667in" style:rel-width="scale" style:rel-height="scale">
            <draw:object xlink:href="Object 9/" xlink:type="simple" xlink:show="embed" xlink:actuate="onLoad"/>
            <svg:title/>
            <svg:desc/>
          </draw:frame>
          <draw:frame draw:z-index="2" draw:id="id9" draw:style-name="a9" draw:name="Chart 2" svg:x="0.66667in" svg:y="7.31944in" svg:width="13.06944in" svg:height="5.41667in" style:rel-width="scale" style:rel-height="scale">
            <draw:object xlink:href="Object 10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2.4" table:style-name="ce1">
            <text:p>2.4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8" table:style-name="ce1">
            <text:p>4.8</text:p>
          </table:table-cell>
          <table:table-cell table:number-columns-repeated="1612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5.9" table:style-name="ce1">
            <text:p>5.9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7" table:style-name="ce1">
            <text:p>11.7</text:p>
          </table:table-cell>
          <table:table-cell table:number-columns-repeated="1612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3.8" table:style-name="ce1">
            <text:p>3.8</text:p>
          </table:table-cell>
          <table:table-cell office:value-type="float" office:value="3.8" table:style-name="ce1">
            <text:p>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6" table:style-name="ce1">
            <text:p>7.6</text:p>
          </table:table-cell>
          <table:table-cell table:number-columns-repeated="1612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2.6" table:style-name="ce1">
            <text:p>2.6</text:p>
          </table:table-cell>
          <table:table-cell office:value-type="float" office:value="2.6" table:style-name="ce1">
            <text:p>2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2" table:style-name="ce1">
            <text:p>5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1714285714285713" table:formula="msoxl:=AVERAGE(B2:B8)" table:style-name="ce8">
            <text:p>3.2</text:p>
          </table:table-cell>
          <table:table-cell office:value-type="float" office:value="3.1571428571428575" table:formula="msoxl:=AVERAGE(C2:C8)" table:style-name="ce8">
            <text:p>3.2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88893178893179003" table:formula="msoxl:=IF(B10=0,0,MAX(SUMPRODUCT(B2:B8,B2:B8)/SUM(B2:B8)-B10,0))" table:style-name="ce8">
            <text:p>0.9</text:p>
          </table:table-cell>
          <table:table-cell office:value-type="float" office:value="0.86864899806076235" table:formula="msoxl:=IF(C10=0,0,MAX(SUMPRODUCT(C2:C8,C2:C8)/SUM(C2:C8)-C10,0))" table:style-name="ce8">
            <text:p>0.9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8396396396396391" table:formula="msoxl:=ABS(MAX(B2:B8)-B10-B11)" table:style-name="ce8">
            <text:p>1.8</text:p>
          </table:table-cell>
          <table:table-cell office:value-type="float" office:value="1.77420814479638" table:formula="msoxl:=ABS(MAX(C2:C8)-C10-C11)" table:style-name="ce8">
            <text:p>1.8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4.0603603603603613" table:formula="msoxl:=B10+ B11" table:style-name="ce8">
            <text:p>4.1</text:p>
          </table:table-cell>
          <table:table-cell office:value-type="float" office:value="4.0257918552036198" table:formula="msoxl:=C10+ C11" table:style-name="ce8">
            <text:p>4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READ" table:style-name="ta1">
        <table:shapes>
          <draw:frame draw:z-index="1" draw:id="id10" draw:style-name="a10" draw:name="Chart 1" svg:x="0.66667in" svg:y="1.88889in" svg:width="13.06944in" svg:height="5.41667in" style:rel-width="scale" style:rel-height="scale">
            <draw:object xlink:href="Object 11/" xlink:type="simple" xlink:show="embed" xlink:actuate="onLoad"/>
            <svg:title/>
            <svg:desc/>
          </draw:frame>
          <draw:frame draw:z-index="2" draw:id="id11" draw:style-name="a11" draw:name="Chart 2" svg:x="0.66667in" svg:y="7.31944in" svg:width="13.06944in" svg:height="5.41667in" style:rel-width="scale" style:rel-height="scale">
            <draw:object xlink:href="Object 12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1.6" table:style-name="ce1">
            <text:p>1.6</text:p>
          </table:table-cell>
          <table:table-cell office:value-type="float" office:value="1.6" table:style-name="ce1">
            <text:p>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2" table:style-name="ce1">
            <text:p>3.2</text:p>
          </table:table-cell>
          <table:table-cell table:number-columns-repeated="1612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2.8" table:style-name="ce1">
            <text:p>2.8</text:p>
          </table:table-cell>
          <table:table-cell office:value-type="float" office:value="2.8" table:style-name="ce1">
            <text:p>2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.6" table:style-name="ce1">
            <text:p>5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.62857142857142867" table:formula="msoxl:=AVERAGE(B2:B8)" table:style-name="ce8">
            <text:p>0.6</text:p>
          </table:table-cell>
          <table:table-cell office:value-type="float" office:value="0.62857142857142867" table:formula="msoxl:=AVERAGE(C2:C8)" table:style-name="ce8">
            <text:p>0.6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7350649350649348" table:formula="msoxl:=IF(B10=0,0,MAX(SUMPRODUCT(B2:B8,B2:B8)/SUM(B2:B8)-B10,0))" table:style-name="ce8">
            <text:p>1.7</text:p>
          </table:table-cell>
          <table:table-cell office:value-type="float" office:value="1.7350649350649348" table:formula="msoxl:=IF(C10=0,0,MAX(SUMPRODUCT(C2:C8,C2:C8)/SUM(C2:C8)-C10,0))" table:style-name="ce8">
            <text:p>1.7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43636363636363651" table:formula="msoxl:=ABS(MAX(B2:B8)-B10-B11)" table:style-name="ce8">
            <text:p>0.4</text:p>
          </table:table-cell>
          <table:table-cell office:value-type="float" office:value="0.43636363636363651" table:formula="msoxl:=ABS(MAX(C2:C8)-C10-C11)" table:style-name="ce8">
            <text:p>0.4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3636363636363633" table:formula="msoxl:=B10+ B11" table:style-name="ce8">
            <text:p>2.4</text:p>
          </table:table-cell>
          <table:table-cell office:value-type="float" office:value="2.3636363636363633" table:formula="msoxl:=C10+ C11" table:style-name="ce8">
            <text:p>2.4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WRITE" table:style-name="ta1">
        <table:shapes>
          <draw:frame draw:z-index="1" draw:id="id12" draw:style-name="a12" draw:name="Chart 1" svg:x="0.66667in" svg:y="1.88889in" svg:width="13.06944in" svg:height="5.41667in" style:rel-width="scale" style:rel-height="scale">
            <draw:object xlink:href="Object 13/" xlink:type="simple" xlink:show="embed" xlink:actuate="onLoad"/>
            <svg:title/>
            <svg:desc/>
          </draw:frame>
          <draw:frame draw:z-index="2" draw:id="id13" draw:style-name="a13" draw:name="Chart 2" svg:x="0.66667in" svg:y="7.31944in" svg:width="13.06944in" svg:height="5.41667in" style:rel-width="scale" style:rel-height="scale">
            <draw:object xlink:href="Object 14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53.3" table:style-name="ce1">
            <text:p>53.3</text:p>
          </table:table-cell>
          <table:table-cell office:value-type="float" office:value="53.3" table:style-name="ce1">
            <text:p>5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6.6" table:style-name="ce1">
            <text:p>106.6</text:p>
          </table:table-cell>
          <table:table-cell table:number-columns-repeated="1612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790.4" table:style-name="ce1">
            <text:p>790.4</text:p>
          </table:table-cell>
          <table:table-cell office:value-type="float" office:value="790.4" table:style-name="ce1">
            <text:p>79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80.8" table:style-name="ce1">
            <text:p>1580.8</text:p>
          </table:table-cell>
          <table:table-cell table:number-columns-repeated="1612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2905.3" table:style-name="ce1">
            <text:p>2905.3</text:p>
          </table:table-cell>
          <table:table-cell office:value-type="float" office:value="2905.3" table:style-name="ce1">
            <text:p>2905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810.6" table:style-name="ce1">
            <text:p>5810.6</text:p>
          </table:table-cell>
          <table:table-cell table:number-columns-repeated="1612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1457.8" table:style-name="ce1">
            <text:p>1457.8</text:p>
          </table:table-cell>
          <table:table-cell office:value-type="float" office:value="1457.8" table:style-name="ce1">
            <text:p>145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15.6" table:style-name="ce1">
            <text:p>2915.6</text:p>
          </table:table-cell>
          <table:table-cell table:number-columns-repeated="1612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1366.3" table:style-name="ce1">
            <text:p>1366.3</text:p>
          </table:table-cell>
          <table:table-cell office:value-type="float" office:value="1366.3" table:style-name="ce1">
            <text:p>1366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732.6" table:style-name="ce1">
            <text:p>2732.6</text:p>
          </table:table-cell>
          <table:table-cell table:number-columns-repeated="1612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1016.9" table:style-name="ce1">
            <text:p>1016.9</text:p>
          </table:table-cell>
          <table:table-cell office:value-type="float" office:value="1016.9" table:style-name="ce1">
            <text:p>101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33.8" table:style-name="ce1">
            <text:p>2033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084.2857142857142" table:formula="msoxl:=AVERAGE(B2:B8)" table:style-name="ce8">
            <text:p>1084.3</text:p>
          </table:table-cell>
          <table:table-cell office:value-type="float" office:value="1084.2857142857142" table:formula="msoxl:=AVERAGE(C2:C8)" table:style-name="ce8">
            <text:p>1084.3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72.68177978543213" table:formula="msoxl:=IF(B10=0,0,MAX(SUMPRODUCT(B2:B8,B2:B8)/SUM(B2:B8)-B10,0))" table:style-name="ce8">
            <text:p>772.7</text:p>
          </table:table-cell>
          <table:table-cell office:value-type="float" office:value="772.68177978543213" table:formula="msoxl:=IF(C10=0,0,MAX(SUMPRODUCT(C2:C8,C2:C8)/SUM(C2:C8)-C10,0))" table:style-name="ce8">
            <text:p>772.7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48.3325059288538" table:formula="msoxl:=ABS(MAX(B2:B8)-B10-B11)" table:style-name="ce8">
            <text:p>1048.3</text:p>
          </table:table-cell>
          <table:table-cell office:value-type="float" office:value="1048.3325059288538" table:formula="msoxl:=ABS(MAX(C2:C8)-C10-C11)" table:style-name="ce8">
            <text:p>1048.3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856.9674940711463" table:formula="msoxl:=B10+ B11" table:style-name="ce8">
            <text:p>1857.0</text:p>
          </table:table-cell>
          <table:table-cell office:value-type="float" office:value="1856.9674940711463" table:formula="msoxl:=C10+ C11" table:style-name="ce8">
            <text:p>1857.0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DISKXFER" table:style-name="ta1">
        <table:shapes>
          <draw:frame draw:z-index="1" draw:id="id14" draw:style-name="a14" draw:name="Chart 1" svg:x="0.66667in" svg:y="1.88889in" svg:width="13.06944in" svg:height="5.41667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15" draw:style-name="a15" draw:name="Chart 2" svg:x="0.66667in" svg:y="7.31944in" svg:width="13.06944in" svg:height="5.41667in" style:rel-width="scale" style:rel-height="scale">
            <draw:object xlink:href="Object 16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12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2" table:style-name="ce1">
            <text:p>12.2</text:p>
          </table:table-cell>
          <table:table-cell table:number-columns-repeated="1612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2" table:style-name="ce1">
            <text:p>13.2</text:p>
          </table:table-cell>
          <table:table-cell table:number-columns-repeated="1612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7.9" table:style-name="ce1">
            <text:p>7.9</text:p>
          </table:table-cell>
          <table:table-cell office:value-type="float" office:value="7.9" table:style-name="ce1">
            <text:p>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8" table:style-name="ce1">
            <text:p>15.8</text:p>
          </table:table-cell>
          <table:table-cell table:number-columns-repeated="1612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.1142857142857139" table:formula="msoxl:=AVERAGE(B2:B8)" table:style-name="ce8">
            <text:p>5.1</text:p>
          </table:table-cell>
          <table:table-cell office:value-type="float" office:value="5.1142857142857139" table:formula="msoxl:=AVERAGE(C2:C8)" table:style-name="ce8">
            <text:p>5.1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8019154030327211" table:formula="msoxl:=IF(B10=0,0,MAX(SUMPRODUCT(B2:B8,B2:B8)/SUM(B2:B8)-B10,0))" table:style-name="ce8">
            <text:p>1.8</text:p>
          </table:table-cell>
          <table:table-cell office:value-type="float" office:value="1.8019154030327211" table:formula="msoxl:=IF(C10=0,0,MAX(SUMPRODUCT(C2:C8,C2:C8)/SUM(C2:C8)-C10,0))" table:style-name="ce8">
            <text:p>1.8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7837988826815643" table:formula="msoxl:=ABS(MAX(B2:B8)-B10-B11)" table:style-name="ce8">
            <text:p>1.8</text:p>
          </table:table-cell>
          <table:table-cell office:value-type="float" office:value="1.7837988826815643" table:formula="msoxl:=ABS(MAX(C2:C8)-C10-C11)" table:style-name="ce8">
            <text:p>1.8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6.916201117318435" table:formula="msoxl:=B10+ B11" table:style-name="ce8">
            <text:p>6.9</text:p>
          </table:table-cell>
          <table:table-cell office:value-type="float" office:value="6.916201117318435" table:formula="msoxl:=C10+ C11" table:style-name="ce8">
            <text:p>6.9</text:p>
          </table:table-cell>
          <table:table-cell office:value-type="float" office:value="0" table:formula="msoxl:=D10+ D11" table:style-name="ce8">
            <text:p>0.0</text:p>
          </table:table-cell>
          <table:table-cell office:value-type="float" office:value="0" table:formula="msoxl:=E10+ E11" table:style-name="ce8">
            <text:p>0.0</text:p>
          </table:table-cell>
          <table:table-cell table:number-columns-repeated="16379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JFSFILE" table:style-name="ta1">
        <table:shapes>
          <draw:frame draw:z-index="1" draw:id="id16" draw:style-name="a16" draw:name="Chart 1" svg:x="0.66667in" svg:y="1.88889in" svg:width="13.06944in" svg:height="5.41667in" style:rel-width="scale" style:rel-height="scale">
            <draw:object xlink:href="Object 1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57.9" table:style-name="ce1">
            <text:p>5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58.3" table:style-name="ce1">
            <text:p>5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58.9" table:style-name="ce1">
            <text:p>5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58.7" table:style-name="ce1">
            <text:p>5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58.5" table:style-name="ce1">
            <text:p>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58.2" table:style-name="ce1">
            <text:p>58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8.300000000000004" table:formula="msoxl:=AVERAGE(B2:B8)" table:style-name="ce8">
            <text:p>58.3</text:p>
          </table:table-cell>
          <table:table-cell office:value-type="float" office:value="0" table:formula="msoxl:=AVERAGE(C2:C8)" table:style-name="ce8">
            <text:p>0.0</text:p>
          </table:table-cell>
          <table:table-cell office:value-type="float" office:value="0" table:formula="msoxl:=AVERAGE(D2:D8)" table:style-name="ce8">
            <text:p>0.0</text:p>
          </table:table-cell>
          <table:table-cell office:value-type="float" office:value="0" table:formula="msoxl:=AVERAGE(E2:E8)" table:style-name="ce8">
            <text:p>0.0</text:p>
          </table:table-cell>
          <table:table-cell office:value-type="float" office:value="0" table:formula="msoxl:=AVERAGE(F2:F8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9894633668163806E-3" table:formula="msoxl:=IF(B10=0,0,MAX(SUMPRODUCT(B2:B8,B2:B8)/SUM(B2:B8)-B10,0))" table:style-name="ce8">
            <text:p>0.0</text:p>
          </table:table-cell>
          <table:table-cell office:value-type="float" office:value="0" table:formula="msoxl:=IF(C10=0,0,MAX(SUMPRODUCT(C2:C8,C2:C8)/SUM(C2:C8)-C10,0))" table:style-name="ce8">
            <text:p>0.0</text:p>
          </table:table-cell>
          <table:table-cell office:value-type="float" office:value="0" table:formula="msoxl:=IF(D10=0,0,MAX(SUMPRODUCT(D2:D8,D2:D8)/SUM(D2:D8)-D10,0))" table:style-name="ce8">
            <text:p>0.0</text:p>
          </table:table-cell>
          <table:table-cell office:value-type="float" office:value="0" table:formula="msoxl:=IF(E10=0,0,MAX(SUMPRODUCT(E2:E8,E2:E8)/SUM(E2:E8)-E10,0))" table:style-name="ce8">
            <text:p>0.0</text:p>
          </table:table-cell>
          <table:table-cell office:value-type="float" office:value="0" table:formula="msoxl:=IF(F10=0,0,MAX(SUMPRODUCT(F2:F8,F2:F8)/SUM(F2:F8)-F10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9701053663317794" table:formula="msoxl:=ABS(MAX(B2:B8)-B10-B11)" table:style-name="ce8">
            <text:p>0.6</text:p>
          </table:table-cell>
          <table:table-cell office:value-type="float" office:value="0" table:formula="msoxl:=ABS(MAX(C2:C8)-C10-C11)" table:style-name="ce8">
            <text:p>0.0</text:p>
          </table:table-cell>
          <table:table-cell office:value-type="float" office:value="0" table:formula="msoxl:=ABS(MAX(D2:D8)-D10-D11)" table:style-name="ce8">
            <text:p>0.0</text:p>
          </table:table-cell>
          <table:table-cell office:value-type="float" office:value="0" table:formula="msoxl:=ABS(MAX(E2:E8)-E10-E11)" table:style-name="ce8">
            <text:p>0.0</text:p>
          </table:table-cell>
          <table:table-cell office:value-type="float" office:value="0" table:formula="msoxl:=ABS(MAX(F2:F8)-F10-F11)" table:style-name="ce8">
            <text:p>0.0</text:p>
          </table:table-cell>
          <table:table-cell table:number-columns-repeated="16378"/>
        </table:table-row>
        <table:table-row table:number-rows-repeated="1048564" table:style-name="ro1">
          <table:table-cell table:number-columns-repeated="16384"/>
        </table:table-row>
      </table:table>
      <table:table table:name="MEM" table:style-name="ta1">
        <table:shapes>
          <draw:frame draw:z-index="1" draw:id="id17" draw:style-name="a17" draw:name="Chart 1" svg:x="0.66667in" svg:y="1.88889in" svg:width="13.06944in" svg:height="5.41667in" style:rel-width="scale" style:rel-height="scale">
            <draw:object xlink:href="Object 18/" xlink:type="simple" xlink:show="embed" xlink:actuate="onLoad"/>
            <svg:title/>
            <svg:desc/>
          </draw:frame>
          <draw:frame draw:z-index="2" draw:id="id18" draw:style-name="a18" draw:name="Chart 2" svg:x="0.66667in" svg:y="7.31944in" svg:width="13.06944in" svg:height="5.41667in" style:rel-width="scale" style:rel-height="scale">
            <draw:object xlink:href="Object 19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12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71.8999999999996" table:style-name="ce1">
            <text:p>4171.9</text:p>
          </table:table-cell>
          <table:table-cell office:value-type="float" office:value="3539.4" table:style-name="ce1">
            <text:p>3539.4</text:p>
          </table:table-cell>
          <table:table-cell office:value-type="float" office:value="632.5" table:style-name="ce1">
            <text:p>632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1" table:style-name="ce1">
            <text:p>714.1</text:p>
          </table:table-cell>
          <table:table-cell office:value-type="float" office:value="2616.5" table:style-name="ce1">
            <text:p>2616.5</text:p>
          </table:table-cell>
          <table:table-cell office:value-type="float" office:value="-1" table:style-name="ce1">
            <text:p>-1</text:p>
          </table:table-cell>
          <table:table-cell office:value-type="float" office:value="111.6" table:style-name="ce1">
            <text:p>111.6</text:p>
          </table:table-cell>
          <table:table-cell office:value-type="float" office:value="0" table:style-name="ce1">
            <text:p>0</text:p>
          </table:table-cell>
          <table:table-cell office:value-type="float" office:value="220.1" table:style-name="ce1">
            <text:p>220.1</text:p>
          </table:table-cell>
          <table:table-cell table:number-columns-repeated="1636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40.6000000000004" table:style-name="ce1">
            <text:p>4140.6</text:p>
          </table:table-cell>
          <table:table-cell office:value-type="float" office:value="3508.9" table:style-name="ce1">
            <text:p>3508.9</text:p>
          </table:table-cell>
          <table:table-cell office:value-type="float" office:value="631.70000000000005" table:style-name="ce1">
            <text:p>631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36.5" table:style-name="ce1">
            <text:p>736.5</text:p>
          </table:table-cell>
          <table:table-cell office:value-type="float" office:value="2630.2" table:style-name="ce1">
            <text:p>2630.2</text:p>
          </table:table-cell>
          <table:table-cell office:value-type="float" office:value="-1" table:style-name="ce1">
            <text:p>-1</text:p>
          </table:table-cell>
          <table:table-cell office:value-type="float" office:value="111.6" table:style-name="ce1">
            <text:p>111.6</text:p>
          </table:table-cell>
          <table:table-cell office:value-type="float" office:value="0" table:style-name="ce1">
            <text:p>0</text:p>
          </table:table-cell>
          <table:table-cell office:value-type="float" office:value="238.1" table:style-name="ce1">
            <text:p>238.1</text:p>
          </table:table-cell>
          <table:table-cell table:number-columns-repeated="1636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75.9" table:style-name="ce1">
            <text:p>4075.9</text:p>
          </table:table-cell>
          <table:table-cell office:value-type="float" office:value="3444.5" table:style-name="ce1">
            <text:p>3444.5</text:p>
          </table:table-cell>
          <table:table-cell office:value-type="float" office:value="631.4" table:style-name="ce1">
            <text:p>631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72.7" table:style-name="ce1">
            <text:p>772.7</text:p>
          </table:table-cell>
          <table:table-cell office:value-type="float" office:value="2687.2" table:style-name="ce1">
            <text:p>2687.2</text:p>
          </table:table-cell>
          <table:table-cell office:value-type="float" office:value="-1" table:style-name="ce1">
            <text:p>-1</text:p>
          </table:table-cell>
          <table:table-cell office:value-type="float" office:value="111.7" table:style-name="ce1">
            <text:p>111.7</text:p>
          </table:table-cell>
          <table:table-cell office:value-type="float" office:value="0" table:style-name="ce1">
            <text:p>0</text:p>
          </table:table-cell>
          <table:table-cell office:value-type="float" office:value="245.8" table:style-name="ce1">
            <text:p>245.8</text:p>
          </table:table-cell>
          <table:table-cell table:number-columns-repeated="1636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57.9" table:style-name="ce1">
            <text:p>4057.9</text:p>
          </table:table-cell>
          <table:table-cell office:value-type="float" office:value="3427.8" table:style-name="ce1">
            <text:p>3427.8</text:p>
          </table:table-cell>
          <table:table-cell office:value-type="float" office:value="630.1" table:style-name="ce1">
            <text:p>630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817.2" table:style-name="ce1">
            <text:p>817.2</text:p>
          </table:table-cell>
          <table:table-cell office:value-type="float" office:value="2692.9" table:style-name="ce1">
            <text:p>2692.9</text:p>
          </table:table-cell>
          <table:table-cell office:value-type="float" office:value="-1" table:style-name="ce1">
            <text:p>-1</text:p>
          </table:table-cell>
          <table:table-cell office:value-type="float" office:value="111.8" table:style-name="ce1">
            <text:p>111.8</text:p>
          </table:table-cell>
          <table:table-cell office:value-type="float" office:value="0" table:style-name="ce1">
            <text:p>0</text:p>
          </table:table-cell>
          <table:table-cell office:value-type="float" office:value="254.9" table:style-name="ce1">
            <text:p>254.9</text:p>
          </table:table-cell>
          <table:table-cell table:number-columns-repeated="1636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73" table:style-name="ce1">
            <text:p>4073</text:p>
          </table:table-cell>
          <table:table-cell office:value-type="float" office:value="3442.9" table:style-name="ce1">
            <text:p>3442.9</text:p>
          </table:table-cell>
          <table:table-cell office:value-type="float" office:value="630.1" table:style-name="ce1">
            <text:p>630.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97" table:style-name="ce1">
            <text:p>797</text:p>
          </table:table-cell>
          <table:table-cell office:value-type="float" office:value="2682.3" table:style-name="ce1">
            <text:p>2682.3</text:p>
          </table:table-cell>
          <table:table-cell office:value-type="float" office:value="-1" table:style-name="ce1">
            <text:p>-1</text:p>
          </table:table-cell>
          <table:table-cell office:value-type="float" office:value="111.8" table:style-name="ce1">
            <text:p>111.8</text:p>
          </table:table-cell>
          <table:table-cell office:value-type="float" office:value="0" table:style-name="ce1">
            <text:p>0</text:p>
          </table:table-cell>
          <table:table-cell office:value-type="float" office:value="251.5" table:style-name="ce1">
            <text:p>251.5</text:p>
          </table:table-cell>
          <table:table-cell table:number-columns-repeated="1636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082.2" table:style-name="ce1">
            <text:p>4082.2</text:p>
          </table:table-cell>
          <table:table-cell office:value-type="float" office:value="3452" table:style-name="ce1">
            <text:p>3452</text:p>
          </table:table-cell>
          <table:table-cell office:value-type="float" office:value="630.20000000000005" table:style-name="ce1">
            <text:p>630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87.6" table:style-name="ce1">
            <text:p>787.6</text:p>
          </table:table-cell>
          <table:table-cell office:value-type="float" office:value="2675.5" table:style-name="ce1">
            <text:p>2675.5</text:p>
          </table:table-cell>
          <table:table-cell office:value-type="float" office:value="-1" table:style-name="ce1">
            <text:p>-1</text:p>
          </table:table-cell>
          <table:table-cell office:value-type="float" office:value="111.9" table:style-name="ce1">
            <text:p>111.9</text:p>
          </table:table-cell>
          <table:table-cell office:value-type="float" office:value="0" table:style-name="ce1">
            <text:p>0</text:p>
          </table:table-cell>
          <table:table-cell office:value-type="float" office:value="248.8" table:style-name="ce1">
            <text:p>248.8</text:p>
          </table:table-cell>
          <table:table-cell table:number-columns-repeated="1636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108.6000000000004" table:style-name="ce1">
            <text:p>4108.6</text:p>
          </table:table-cell>
          <table:table-cell office:value-type="float" office:value="3478.4" table:style-name="ce1">
            <text:p>3478.4</text:p>
          </table:table-cell>
          <table:table-cell office:value-type="float" office:value="630.20000000000005" table:style-name="ce1">
            <text:p>630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2.3" table:style-name="ce1">
            <text:p>762.3</text:p>
          </table:table-cell>
          <table:table-cell office:value-type="float" office:value="2655.6" table:style-name="ce1">
            <text:p>2655.6</text:p>
          </table:table-cell>
          <table:table-cell office:value-type="float" office:value="-1" table:style-name="ce1">
            <text:p>-1</text:p>
          </table:table-cell>
          <table:table-cell office:value-type="float" office:value="112" table:style-name="ce1">
            <text:p>112</text:p>
          </table:table-cell>
          <table:table-cell office:value-type="float" office:value="0" table:style-name="ce1">
            <text:p>0</text:p>
          </table:table-cell>
          <table:table-cell office:value-type="float" office:value="243.7" table:style-name="ce1">
            <text:p>243.7</text:p>
          </table:table-cell>
          <table:table-cell table:number-columns-repeated="16368"/>
        </table:table-row>
        <table:table-row table:number-rows-repeated="1048568" table:style-name="ro1">
          <table:table-cell table:number-columns-repeated="16384"/>
        </table:table-row>
      </table:table>
      <table:table table:name="NET" table:style-name="ta1">
        <table:shapes>
          <draw:frame draw:z-index="1" draw:id="id19" draw:style-name="a19" draw:name="Chart 1" svg:x="0.66667in" svg:y="1.88889in" svg:width="13.06944in" svg:height="5.41667in" style:rel-width="scale" style:rel-height="scale">
            <draw:object xlink:href="Object 20/" xlink:type="simple" xlink:show="embed" xlink:actuate="onLoad"/>
            <svg:title/>
            <svg:desc/>
          </draw:frame>
          <draw:frame draw:z-index="2" draw:id="id20" draw:style-name="a20" draw:name="Chart 2" svg:x="0.66667in" svg:y="7.31944in" svg:width="13.06944in" svg:height="5.41667in" style:rel-width="scale" style:rel-height="scale">
            <draw:object xlink:href="Object 21/" xlink:type="simple" xlink:show="embed" xlink:actuate="onLoad"/>
            <svg:title/>
            <svg:desc/>
          </draw:frame>
          <draw:frame draw:z-index="3" draw:id="id21" draw:style-name="a21" draw:name="Chart 3" svg:x="0.66667in" svg:y="12.75in" svg:width="13.06944in" svg:height="5.41667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12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.8</text:p>
          </table:table-cell>
          <table:table-cell office:value-type="float" office:value="0.6" table:style-name="ce1">
            <text:p>0.6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9669.7000000000007" table:style-name="ce1">
            <text:p>9669.7</text:p>
          </table:table-cell>
          <table:table-cell office:value-type="float" office:value="41.7" table:style-name="ce1">
            <text:p>41.7</text:p>
          </table:table-cell>
          <table:table-cell office:value-type="float" office:value="9669.7000000000007" table:style-name="ce1">
            <text:p>9669.7</text:p>
          </table:table-cell>
          <table:table-cell office:value-type="float" office:value="475.3" table:style-name="ce1">
            <text:p>475.3</text:p>
          </table:table-cell>
          <table:table-cell office:value-type="float" office:value="19339.400000000001" table:style-name="ce1">
            <text:p>19339.4</text:p>
          </table:table-cell>
          <table:table-cell office:value-type="float" office:value="517" table:style-name="ce1">
            <text:p>517</text:p>
          </table:table-cell>
          <table:table-cell office:value-type="float" office:value="9711.4000000000015" table:style-name="ce1">
            <text:p>9711.4</text:p>
          </table:table-cell>
          <table:table-cell office:value-type="float" office:value="-10145" table:style-name="ce1">
            <text:p>-10145</text:p>
          </table:table-cell>
          <table:table-cell table:number-columns-repeated="16375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8500.7999999999993" table:style-name="ce1">
            <text:p>8500.8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8500.7999999999993" table:style-name="ce1">
            <text:p>8500.8</text:p>
          </table:table-cell>
          <table:table-cell office:value-type="float" office:value="1551.7" table:style-name="ce1">
            <text:p>1551.7</text:p>
          </table:table-cell>
          <table:table-cell office:value-type="float" office:value="17001.599999999999" table:style-name="ce1">
            <text:p>17001.6</text:p>
          </table:table-cell>
          <table:table-cell office:value-type="float" office:value="1588" table:style-name="ce1">
            <text:p>1588</text:p>
          </table:table-cell>
          <table:table-cell office:value-type="float" office:value="8537.0999999999985" table:style-name="ce1">
            <text:p>8537.1</text:p>
          </table:table-cell>
          <table:table-cell office:value-type="float" office:value="-10052.5" table:style-name="ce1">
            <text:p>-10052.5</text:p>
          </table:table-cell>
          <table:table-cell table:number-columns-repeated="16375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5453.6" table:style-name="ce1">
            <text:p>5453.6</text:p>
          </table:table-cell>
          <table:table-cell office:value-type="float" office:value="29.5" table:style-name="ce1">
            <text:p>29.5</text:p>
          </table:table-cell>
          <table:table-cell office:value-type="float" office:value="5453.6" table:style-name="ce1">
            <text:p>5453.6</text:p>
          </table:table-cell>
          <table:table-cell office:value-type="float" office:value="708.4" table:style-name="ce1">
            <text:p>708.4</text:p>
          </table:table-cell>
          <table:table-cell office:value-type="float" office:value="10907.2" table:style-name="ce1">
            <text:p>10907.2</text:p>
          </table:table-cell>
          <table:table-cell office:value-type="float" office:value="737.9" table:style-name="ce1">
            <text:p>737.9</text:p>
          </table:table-cell>
          <table:table-cell office:value-type="float" office:value="5483.1" table:style-name="ce1">
            <text:p>5483.1</text:p>
          </table:table-cell>
          <table:table-cell office:value-type="float" office:value="-6162" table:style-name="ce1">
            <text:p>-6162</text:p>
          </table:table-cell>
          <table:table-cell table:number-columns-repeated="16375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6259.9" table:style-name="ce1">
            <text:p>6259.9</text:p>
          </table:table-cell>
          <table:table-cell office:value-type="float" office:value="21.1" table:style-name="ce1">
            <text:p>21.1</text:p>
          </table:table-cell>
          <table:table-cell office:value-type="float" office:value="6259.9" table:style-name="ce1">
            <text:p>6259.9</text:p>
          </table:table-cell>
          <table:table-cell office:value-type="float" office:value="645.20000000000005" table:style-name="ce1">
            <text:p>645.2</text:p>
          </table:table-cell>
          <table:table-cell office:value-type="float" office:value="12519.8" table:style-name="ce1">
            <text:p>12519.8</text:p>
          </table:table-cell>
          <table:table-cell office:value-type="float" office:value="666.30000000000007" table:style-name="ce1">
            <text:p>666.3</text:p>
          </table:table-cell>
          <table:table-cell office:value-type="float" office:value="6281" table:style-name="ce1">
            <text:p>6281</text:p>
          </table:table-cell>
          <table:table-cell office:value-type="float" office:value="-6905.0999999999995" table:style-name="ce1">
            <text:p>-6905.1</text:p>
          </table:table-cell>
          <table:table-cell table:number-columns-repeated="16375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4196.8" table:style-name="ce1">
            <text:p>4196.8</text:p>
          </table:table-cell>
          <table:table-cell office:value-type="float" office:value="16.8" table:style-name="ce1">
            <text:p>16.8</text:p>
          </table:table-cell>
          <table:table-cell office:value-type="float" office:value="4196.8" table:style-name="ce1">
            <text:p>4196.8</text:p>
          </table:table-cell>
          <table:table-cell office:value-type="float" office:value="413.2" table:style-name="ce1">
            <text:p>413.2</text:p>
          </table:table-cell>
          <table:table-cell office:value-type="float" office:value="8393.6" table:style-name="ce1">
            <text:p>8393.6</text:p>
          </table:table-cell>
          <table:table-cell office:value-type="float" office:value="430" table:style-name="ce1">
            <text:p>430</text:p>
          </table:table-cell>
          <table:table-cell office:value-type="float" office:value="4213.6000000000004" table:style-name="ce1">
            <text:p>4213.6</text:p>
          </table:table-cell>
          <table:table-cell office:value-type="float" office:value="-4610" table:style-name="ce1">
            <text:p>-4610</text:p>
          </table:table-cell>
          <table:table-cell table:number-columns-repeated="16375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3055" table:style-name="ce1">
            <text:p>3055</text:p>
          </table:table-cell>
          <table:table-cell office:value-type="float" office:value="16.7" table:style-name="ce1">
            <text:p>16.7</text:p>
          </table:table-cell>
          <table:table-cell office:value-type="float" office:value="3055" table:style-name="ce1">
            <text:p>3055</text:p>
          </table:table-cell>
          <table:table-cell office:value-type="float" office:value="419.3" table:style-name="ce1">
            <text:p>419.3</text:p>
          </table:table-cell>
          <table:table-cell office:value-type="float" office:value="6110" table:style-name="ce1">
            <text:p>6110</text:p>
          </table:table-cell>
          <table:table-cell office:value-type="float" office:value="436" table:style-name="ce1">
            <text:p>436</text:p>
          </table:table-cell>
          <table:table-cell office:value-type="float" office:value="3071.7" table:style-name="ce1">
            <text:p>3071.7</text:p>
          </table:table-cell>
          <table:table-cell office:value-type="float" office:value="-3474.3" table:style-name="ce1">
            <text:p>-3474.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305.1142857142859" table:formula="msoxl:=AVERAGE(B2:B8)" table:style-name="ce8">
            <text:p>5305.1</text:p>
          </table:table-cell>
          <table:table-cell office:value-type="float" office:value="23.24285714285714" table:formula="msoxl:=AVERAGE(C2:C8)" table:style-name="ce8">
            <text:p>23.2</text:p>
          </table:table-cell>
          <table:table-cell office:value-type="float" office:value="5305.1142857142859" table:formula="msoxl:=AVERAGE(D2:D8)" table:style-name="ce8">
            <text:p>5305.1</text:p>
          </table:table-cell>
          <table:table-cell office:value-type="float" office:value="601.9" table:formula="msoxl:=AVERAGE(E2:E8)" table:style-name="ce8">
            <text:p>601.9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40.4039188214992" table:formula="msoxl:=IF(B10=0,0,MAX(SUMPRODUCT(B2:B8,B2:B8)/SUM(B2:B8)-B10,0))" table:style-name="ce8">
            <text:p>1740.4</text:p>
          </table:table-cell>
          <table:table-cell office:value-type="float" office:value="7.0800070243217164" table:formula="msoxl:=IF(C10=0,0,MAX(SUMPRODUCT(C2:C8,C2:C8)/SUM(C2:C8)-C10,0))" table:style-name="ce8">
            <text:p>7.1</text:p>
          </table:table-cell>
          <table:table-cell office:value-type="float" office:value="1740.4039188214992" table:formula="msoxl:=IF(D10=0,0,MAX(SUMPRODUCT(D2:D8,D2:D8)/SUM(D2:D8)-D10,0))" table:style-name="ce8">
            <text:p>1740.4</text:p>
          </table:table-cell>
          <table:table-cell office:value-type="float" office:value="323.34703913796795" table:formula="msoxl:=IF(E10=0,0,MAX(SUMPRODUCT(E2:E8,E2:E8)/SUM(E2:E8)-E10,0))" table:style-name="ce8">
            <text:p>323.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624.1817954642156" table:formula="msoxl:=ABS(MAX(B2:B8)-B10-B11)" table:style-name="ce8">
            <text:p>2624.2</text:p>
          </table:table-cell>
          <table:table-cell office:value-type="float" office:value="11.377135832821146" table:formula="msoxl:=ABS(MAX(C2:C8)-C10-C11)" table:style-name="ce8">
            <text:p>11.4</text:p>
          </table:table-cell>
          <table:table-cell office:value-type="float" office:value="2624.1817954642156" table:formula="msoxl:=ABS(MAX(D2:D8)-D10-D11)" table:style-name="ce8">
            <text:p>2624.2</text:p>
          </table:table-cell>
          <table:table-cell office:value-type="float" office:value="626.45296086203211" table:formula="msoxl:=ABS(MAX(E2:E8)-E10-E11)" table:style-name="ce8">
            <text:p>626.5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NETPACKET" table:style-name="ta1">
        <table:shapes>
          <draw:frame draw:z-index="1" draw:id="id22" draw:style-name="a22" draw:name="Chart 1" svg:x="0.66667in" svg:y="1.88889in" svg:width="13.06944in" svg:height="5.41667in" style:rel-width="scale" style:rel-height="scale">
            <draw:object xlink:href="Object 23/" xlink:type="simple" xlink:show="embed" xlink:actuate="onLoad"/>
            <svg:title/>
            <svg:desc/>
          </draw:frame>
          <draw:frame draw:z-index="2" draw:id="id23" draw:style-name="a23" draw:name="Chart 2" svg:x="0.66667in" svg:y="7.31944in" svg:width="13.06944in" svg:height="5.41667in" style:rel-width="scale" style:rel-height="scale">
            <draw:object xlink:href="Object 24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12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0" table:style-name="ce1">
            <text:p>0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31415" table:style-name="ce1">
            <text:p>31415</text:p>
          </table:table-cell>
          <table:table-cell office:value-type="float" office:value="192.8" table:style-name="ce1">
            <text:p>192.8</text:p>
          </table:table-cell>
          <table:table-cell office:value-type="float" office:value="31415" table:style-name="ce1">
            <text:p>31415</text:p>
          </table:table-cell>
          <table:table-cell office:value-type="float" office:value="419.9" table:style-name="ce1">
            <text:p>419.9</text:p>
          </table:table-cell>
          <table:table-cell table:number-columns-repeated="16379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29013.599999999999" table:style-name="ce1">
            <text:p>29013.6</text:p>
          </table:table-cell>
          <table:table-cell office:value-type="float" office:value="418.4" table:style-name="ce1">
            <text:p>418.4</text:p>
          </table:table-cell>
          <table:table-cell office:value-type="float" office:value="29013.599999999999" table:style-name="ce1">
            <text:p>29013.6</text:p>
          </table:table-cell>
          <table:table-cell office:value-type="float" office:value="1138.4000000000001" table:style-name="ce1">
            <text:p>1138.4</text:p>
          </table:table-cell>
          <table:table-cell table:number-columns-repeated="16379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17253.400000000001" table:style-name="ce1">
            <text:p>17253.4</text:p>
          </table:table-cell>
          <table:table-cell office:value-type="float" office:value="241.7" table:style-name="ce1">
            <text:p>241.7</text:p>
          </table:table-cell>
          <table:table-cell office:value-type="float" office:value="17253.400000000001" table:style-name="ce1">
            <text:p>17253.4</text:p>
          </table:table-cell>
          <table:table-cell office:value-type="float" office:value="558.79999999999995" table:style-name="ce1">
            <text:p>558.8</text:p>
          </table:table-cell>
          <table:table-cell table:number-columns-repeated="16379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19534.900000000001" table:style-name="ce1">
            <text:p>19534.9</text:p>
          </table:table-cell>
          <table:table-cell office:value-type="float" office:value="189.6" table:style-name="ce1">
            <text:p>189.6</text:p>
          </table:table-cell>
          <table:table-cell office:value-type="float" office:value="19534.900000000001" table:style-name="ce1">
            <text:p>19534.9</text:p>
          </table:table-cell>
          <table:table-cell office:value-type="float" office:value="491.2" table:style-name="ce1">
            <text:p>491.2</text:p>
          </table:table-cell>
          <table:table-cell table:number-columns-repeated="16379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13729" table:style-name="ce1">
            <text:p>13729</text:p>
          </table:table-cell>
          <table:table-cell office:value-type="float" office:value="128.1" table:style-name="ce1">
            <text:p>128.1</text:p>
          </table:table-cell>
          <table:table-cell office:value-type="float" office:value="13729" table:style-name="ce1">
            <text:p>13729</text:p>
          </table:table-cell>
          <table:table-cell office:value-type="float" office:value="317.3" table:style-name="ce1">
            <text:p>317.3</text:p>
          </table:table-cell>
          <table:table-cell table:number-columns-repeated="16379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9308.2999999999993" table:style-name="ce1">
            <text:p>9308.3</text:p>
          </table:table-cell>
          <table:table-cell office:value-type="float" office:value="123.2" table:style-name="ce1">
            <text:p>123.2</text:p>
          </table:table-cell>
          <table:table-cell office:value-type="float" office:value="9308.2999999999993" table:style-name="ce1">
            <text:p>9308.3</text:p>
          </table:table-cell>
          <table:table-cell office:value-type="float" office:value="324.5" table:style-name="ce1">
            <text:p>324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7179.17142857143" table:formula="msoxl:=AVERAGE(B2:B8)" table:style-name="ce8">
            <text:p>17179.2</text:p>
          </table:table-cell>
          <table:table-cell office:value-type="float" office:value="186.38571428571427" table:formula="msoxl:=AVERAGE(C2:C8)" table:style-name="ce8">
            <text:p>186.4</text:p>
          </table:table-cell>
          <table:table-cell office:value-type="float" office:value="17179.17142857143" table:formula="msoxl:=AVERAGE(D2:D8)" table:style-name="ce8">
            <text:p>17179.2</text:p>
          </table:table-cell>
          <table:table-cell office:value-type="float" office:value="464.42857142857144" table:formula="msoxl:=AVERAGE(E2:E8)" table:style-name="ce8">
            <text:p>464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964.4129902679961" table:formula="msoxl:=IF(B10=0,0,MAX(SUMPRODUCT(B2:B8,B2:B8)/SUM(B2:B8)-B10,0))" table:style-name="ce8">
            <text:p>5964.4</text:p>
          </table:table-cell>
          <table:table-cell office:value-type="float" office:value="72.910759999562032" table:formula="msoxl:=IF(C10=0,0,MAX(SUMPRODUCT(C2:C8,C2:C8)/SUM(C2:C8)-C10,0))" table:style-name="ce8">
            <text:p>72.9</text:p>
          </table:table-cell>
          <table:table-cell office:value-type="float" office:value="5964.4129902679961" table:formula="msoxl:=IF(D10=0,0,MAX(SUMPRODUCT(D2:D8,D2:D8)/SUM(D2:D8)-D10,0))" table:style-name="ce8">
            <text:p>5964.4</text:p>
          </table:table-cell>
          <table:table-cell office:value-type="float" office:value="222.06352331150856" table:formula="msoxl:=IF(E10=0,0,MAX(SUMPRODUCT(E2:E8,E2:E8)/SUM(E2:E8)-E10,0))" table:style-name="ce8">
            <text:p>222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271.4155811605742" table:formula="msoxl:=ABS(MAX(B2:B8)-B10-B11)" table:style-name="ce8">
            <text:p>8271.4</text:p>
          </table:table-cell>
          <table:table-cell office:value-type="float" office:value="159.10352571472367" table:formula="msoxl:=ABS(MAX(C2:C8)-C10-C11)" table:style-name="ce8">
            <text:p>159.1</text:p>
          </table:table-cell>
          <table:table-cell office:value-type="float" office:value="8271.4155811605742" table:formula="msoxl:=ABS(MAX(D2:D8)-D10-D11)" table:style-name="ce8">
            <text:p>8271.4</text:p>
          </table:table-cell>
          <table:table-cell office:value-type="float" office:value="451.90790525992008" table:formula="msoxl:=ABS(MAX(E2:E8)-E10-E11)" table:style-name="ce8">
            <text:p>451.9</text:p>
          </table:table-cell>
          <table:table-cell table:number-columns-repeated="16379"/>
        </table:table-row>
        <table:table-row table:number-rows-repeated="1048564" table:style-name="ro1">
          <table:table-cell table:number-columns-repeated="16384"/>
        </table:table-row>
      </table:table>
      <table:table table:name="PROC" table:style-name="ta1">
        <table:shapes>
          <draw:frame draw:z-index="1" draw:id="id24" draw:style-name="a24" draw:name="Chart 1" svg:x="0.66667in" svg:y="1.88889in" svg:width="13.06944in" svg:height="5.41667in" style:rel-width="scale" style:rel-height="scale">
            <draw:object xlink:href="Object 25/" xlink:type="simple" xlink:show="embed" xlink:actuate="onLoad"/>
            <svg:title/>
            <svg:desc/>
          </draw:frame>
          <draw:frame draw:z-index="2" draw:id="id25" draw:style-name="a25" draw:name="Chart 2" svg:x="0.66667in" svg:y="7.31944in" svg:width="13.06944in" svg:height="5.41667in" style:rel-width="scale" style:rel-height="scale">
            <draw:object xlink:href="Object 26/" xlink:type="simple" xlink:show="embed" xlink:actuate="onLoad"/>
            <svg:title/>
            <svg:desc/>
          </draw:frame>
          <draw:frame draw:z-index="3" draw:id="id26" draw:style-name="a26" draw:name="Chart 3" svg:x="0.66667in" svg:y="12.75in" svg:width="13.06944in" svg:height="5.41667in" style:rel-width="scale" style:rel-height="scale">
            <draw:object xlink:href="Object 27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12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35966.6" table:style-name="ce1">
            <text:p>35966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5" table:style-name="ce1">
            <text:p>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32821.300000000003" table:style-name="ce1">
            <text:p>3282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9" table:style-name="ce1">
            <text:p>0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0271.5" table:style-name="ce1">
            <text:p>20271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6" table:style-name="ce1">
            <text:p>9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6" table:style-name="ce1">
            <text:p>6</text:p>
          </table:table-cell>
          <table:table-cell office:value-type="float" office:value="-1" table:style-name="ce1">
            <text:p>-1</text:p>
          </table:table-cell>
          <table:table-cell office:value-type="float" office:value="23110" table:style-name="ce1">
            <text:p>2311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3" table:style-name="ce1">
            <text:p>1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6020.2" table:style-name="ce1">
            <text:p>16020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10" table:style-name="ce1">
            <text:p>10</text:p>
          </table:table-cell>
          <table:table-cell office:value-type="float" office:value="-1" table:style-name="ce1">
            <text:p>-1</text:p>
          </table:table-cell>
          <table:table-cell office:value-type="float" office:value="11065.4" table:style-name="ce1">
            <text:p>11065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8" table:style-name="ro1">
          <table:table-cell table:number-columns-repeated="16384"/>
        </table:table-row>
      </table:table>
      <table:table table:name="VM" table:style-name="ta1">
        <table:shapes>
          <draw:frame draw:z-index="1" draw:id="id27" draw:style-name="a27" draw:name="Chart 1" svg:x="0.66667in" svg:y="1.88889in" svg:width="13.06944in" svg:height="5.41667in" style:rel-width="scale" style:rel-height="scale">
            <draw:object xlink:href="Object 28/" xlink:type="simple" xlink:show="embed" xlink:actuate="onLoad"/>
            <svg:title/>
            <svg:desc/>
          </draw:frame>
          <draw:frame draw:z-index="2" draw:id="id28" draw:style-name="a28" draw:name="Chart 2" svg:x="0.66667in" svg:y="7.31944in" svg:width="13.06944in" svg:height="5.41667in" style:rel-width="scale" style:rel-height="scale">
            <draw:object xlink:href="Object 29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4" table:style-name="ce1">
            <text:p>8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033" table:style-name="ce1">
            <text:p>2033</text:p>
          </table:table-cell>
          <table:table-cell office:value-type="float" office:value="-1" table:style-name="ce1">
            <text:p>-1</text:p>
          </table:table-cell>
          <table:table-cell office:value-type="float" office:value="550" table:style-name="ce1">
            <text:p>550</text:p>
          </table:table-cell>
          <table:table-cell office:value-type="float" office:value="489" table:style-name="ce1">
            <text:p>489</text:p>
          </table:table-cell>
          <table:table-cell office:value-type="float" office:value="-1" table:style-name="ce1">
            <text:p>-1</text:p>
          </table:table-cell>
          <table:table-cell office:value-type="float" office:value="211371" table:style-name="ce1">
            <text:p>21137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341" table:style-name="ce1">
            <text:p>34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table:number-columns-repeated="16346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2" table:style-name="ce1">
            <text:p>1602</text:p>
          </table:table-cell>
          <table:table-cell office:value-type="float" office:value="0" table:style-name="ce1">
            <text:p>0</text:p>
          </table:table-cell>
          <table:table-cell office:value-type="float" office:value="7550" table:style-name="ce1">
            <text:p>75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1372" table:style-name="ce1">
            <text:p>-2113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-25" table:style-name="ce1">
            <text:p>-25</text:p>
          </table:table-cell>
          <table:table-cell table:number-columns-repeated="16346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584" table:style-name="ce1">
            <text:p>-2584</text:p>
          </table:table-cell>
          <table:table-cell office:value-type="float" office:value="0" table:style-name="ce1">
            <text:p>0</text:p>
          </table:table-cell>
          <table:table-cell office:value-type="float" office:value="-7780" table:style-name="ce1">
            <text:p>-77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53" table:style-name="ce1">
            <text:p>53</text:p>
          </table:table-cell>
          <table:table-cell table:number-columns-repeated="16346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37" table:style-name="ce1">
            <text:p>737</text:p>
          </table:table-cell>
          <table:table-cell office:value-type="float" office:value="0" table:style-name="ce1">
            <text:p>0</text:p>
          </table:table-cell>
          <table:table-cell office:value-type="float" office:value="6684" table:style-name="ce1">
            <text:p>66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6" table:style-name="ce1">
            <text:p>-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34" table:style-name="ce1">
            <text:p>-34</text:p>
          </table:table-cell>
          <table:table-cell table:number-columns-repeated="16346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" table:style-name="ce1">
            <text:p>4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0" table:style-name="ce1">
            <text:p>380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-57" table:style-name="ce1">
            <text:p>-57</text:p>
          </table:table-cell>
          <table:table-cell table:number-columns-repeated="16346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80" table:style-name="ce1">
            <text:p>1780</text:p>
          </table:table-cell>
          <table:table-cell office:value-type="float" office:value="0" table:style-name="ce1">
            <text:p>0</text:p>
          </table:table-cell>
          <table:table-cell office:value-type="float" office:value="176" table:style-name="ce1">
            <text:p>1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91" table:style-name="ce1">
            <text:p>91</text:p>
          </table:table-cell>
          <table:table-cell table:number-columns-repeated="16346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5" table:style-name="ce1">
            <text:p>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9" table:style-name="ce1">
            <text:p>2219</text:p>
          </table:table-cell>
          <table:table-cell office:value-type="float" office:value="0" table:style-name="ce1">
            <text:p>0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-29" table:style-name="ce1">
            <text:p>-29</text:p>
          </table:table-cell>
          <table:table-cell table:number-columns-repeated="16346"/>
        </table:table-row>
        <table:table-row table:number-rows-repeated="1048568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3H30M15.000S" table:style-name="ce9">
            <text:p>13:30:15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5H30M15.000S" table:style-name="ce10">
            <text:p>13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3H30M45.000S" table:style-name="ce9">
            <text:p>13:30:45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5H30M45.000S" table:style-name="ce10">
            <text:p>13: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3H31M15.000S" table:style-name="ce9">
            <text:p>13:31:15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5H31M15.000S" table:style-name="ce10">
            <text:p>13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3H31M45.000S" table:style-name="ce9">
            <text:p>13:31:45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5H31M45.000S" table:style-name="ce10">
            <text:p>13:3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3H32M15.000S" table:style-name="ce9">
            <text:p>13:32:15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5H32M15.000S" table:style-name="ce10">
            <text:p>13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3H32M45.000S" table:style-name="ce9">
            <text:p>13:32:45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5H32M45.000S" table:style-name="ce10">
            <text:p>13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3H33M15.000S" table:style-name="ce9">
            <text:p>13:33:15</text:p>
          </table:table-cell>
          <table:table-cell office:value-type="date" office:date-value="2012-06-08T00:00:00" table:style-name="ce3">
            <text:p>08-Jun-12</text:p>
          </table:table-cell>
          <table:table-cell office:value-type="time" office:time-value="PT985645H33M15.000S" table:style-name="ce10">
            <text:p>13:33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CPU01" table:style-name="ta1">
        <table:shapes>
          <draw:frame draw:z-index="1" draw:id="id29" draw:style-name="a29" draw:name="Chart 1" svg:x="0.66667in" svg:y="1.88889in" svg:width="13.06944in" svg:height="5.41667in" style:rel-width="scale" style:rel-height="scale">
            <draw:object xlink:href="Object 30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7.3" table:style-name="ce1">
            <text:p>7.3</text:p>
          </table:table-cell>
          <table:table-cell office:value-type="float" office:value="1.9" table:style-name="ce1">
            <text:p>1.9</text:p>
          </table:table-cell>
          <table:table-cell office:value-type="float" office:value="0.3" table:style-name="ce1">
            <text:p>0.3</text:p>
          </table:table-cell>
          <table:table-cell office:value-type="float" office:value="90.5" table:style-name="ce1">
            <text:p>90.5</text:p>
          </table:table-cell>
          <table:table-cell office:value-type="float" office:value="9.1999999999999993" table:style-name="ce1">
            <text:p>9.2</text:p>
          </table:table-cell>
          <table:table-cell table:number-columns-repeated="1637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69.599999999999994" table:style-name="ce1">
            <text:p>69.6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82.899999999999991" table:style-name="ce1">
            <text:p>82.9</text:p>
          </table:table-cell>
          <table:table-cell table:number-columns-repeated="1637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1.100000000000009" table:style-name="ce1">
            <text:p>91.1</text:p>
          </table:table-cell>
          <table:table-cell table:number-columns-repeated="1637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79" table:style-name="ce1">
            <text:p>79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10.1" table:style-name="ce1">
            <text:p>10.1</text:p>
          </table:table-cell>
          <table:table-cell office:value-type="float" office:value="89.9" table:style-name="ce1">
            <text:p>89.9</text:p>
          </table:table-cell>
          <table:table-cell table:number-columns-repeated="1637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56.3" table:style-name="ce1">
            <text:p>56.3</text:p>
          </table:table-cell>
          <table:table-cell office:value-type="float" office:value="22.2" table:style-name="ce1">
            <text:p>22.2</text:p>
          </table:table-cell>
          <table:table-cell office:value-type="float" office:value="0.1" table:style-name="ce1">
            <text:p>0.1</text:p>
          </table:table-cell>
          <table:table-cell office:value-type="float" office:value="21.4" table:style-name="ce1">
            <text:p>21.4</text:p>
          </table:table-cell>
          <table:table-cell office:value-type="float" office:value="78.5" table:style-name="ce1">
            <text:p>78.5</text:p>
          </table:table-cell>
          <table:table-cell table:number-columns-repeated="1637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35.5" table:style-name="ce1">
            <text:p>35.5</text:p>
          </table:table-cell>
          <table:table-cell office:value-type="float" office:value="25.5" table:style-name="ce1">
            <text:p>25.5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61" table:style-name="ce1">
            <text:p>61</text:p>
          </table:table-cell>
          <table:table-cell table:number-columns-repeated="1637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33.6" table:style-name="ce1">
            <text:p>33.6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0.3" table:style-name="ce1">
            <text:p>0.3</text:p>
          </table:table-cell>
          <table:table-cell office:value-type="float" office:value="46.1" table:style-name="ce1">
            <text:p>46.1</text:p>
          </table:table-cell>
          <table:table-cell office:value-type="float" office:value="53.7" table:style-name="ce1">
            <text:p>53.7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1.385714285714293" table:style-name="ce1">
            <text:p>51.38571429</text:p>
          </table:table-cell>
          <table:table-cell office:value-type="float" office:value="15.228571428571428" table:style-name="ce1">
            <text:p>15.22857143</text:p>
          </table:table-cell>
          <table:table-cell office:value-type="float" office:value="9.9999999999999992E-2" table:style-name="ce1">
            <text:p>0.1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66.614285714285714" table:style-name="ce1">
            <text:p>66.61428571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2" table:style-name="ta1">
        <table:shapes>
          <draw:frame draw:z-index="1" draw:id="id30" draw:style-name="a30" draw:name="Chart 1" svg:x="0.66667in" svg:y="1.88889in" svg:width="13.06944in" svg:height="5.41667in" style:rel-width="scale" style:rel-height="scale">
            <draw:object xlink:href="Object 31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7.6" table:style-name="ce1">
            <text:p>7.6</text:p>
          </table:table-cell>
          <table:table-cell office:value-type="float" office:value="2.1" table:style-name="ce1">
            <text:p>2.1</text:p>
          </table:table-cell>
          <table:table-cell office:value-type="float" office:value="0.3" table:style-name="ce1">
            <text:p>0.3</text:p>
          </table:table-cell>
          <table:table-cell office:value-type="float" office:value="89.9" table:style-name="ce1">
            <text:p>89.9</text:p>
          </table:table-cell>
          <table:table-cell office:value-type="float" office:value="9.6999999999999993" table:style-name="ce1">
            <text:p>9.7</text:p>
          </table:table-cell>
          <table:table-cell table:number-columns-repeated="1637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70.7" table:style-name="ce1">
            <text:p>70.7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16.2" table:style-name="ce1">
            <text:p>16.2</text:p>
          </table:table-cell>
          <table:table-cell office:value-type="float" office:value="83.8" table:style-name="ce1">
            <text:p>83.8</text:p>
          </table:table-cell>
          <table:table-cell table:number-columns-repeated="1637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84.6" table:style-name="ce1">
            <text:p>84.6</text:p>
          </table:table-cell>
          <table:table-cell office:value-type="float" office:value="12.6" table:style-name="ce1">
            <text:p>12.6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.7</text:p>
          </table:table-cell>
          <table:table-cell office:value-type="float" office:value="97.199999999999989" table:style-name="ce1">
            <text:p>97.2</text:p>
          </table:table-cell>
          <table:table-cell table:number-columns-repeated="1637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0" table:style-name="ce1">
            <text:p>0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91.3" table:style-name="ce1">
            <text:p>91.3</text:p>
          </table:table-cell>
          <table:table-cell table:number-columns-repeated="1637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61.3" table:style-name="ce1">
            <text:p>61.3</text:p>
          </table:table-cell>
          <table:table-cell office:value-type="float" office:value="20" table:style-name="ce1">
            <text:p>20</text:p>
          </table:table-cell>
          <table:table-cell office:value-type="float" office:value="0.2" table:style-name="ce1">
            <text:p>0.2</text:p>
          </table:table-cell>
          <table:table-cell office:value-type="float" office:value="18.5" table:style-name="ce1">
            <text:p>18.5</text:p>
          </table:table-cell>
          <table:table-cell office:value-type="float" office:value="81.3" table:style-name="ce1">
            <text:p>81.3</text:p>
          </table:table-cell>
          <table:table-cell table:number-columns-repeated="1637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40.1" table:style-name="ce1">
            <text:p>40.1</text:p>
          </table:table-cell>
          <table:table-cell office:value-type="float" office:value="20.3" table:style-name="ce1">
            <text:p>20.3</text:p>
          </table:table-cell>
          <table:table-cell office:value-type="float" office:value="0.8" table:style-name="ce1">
            <text:p>0.8</text:p>
          </table:table-cell>
          <table:table-cell office:value-type="float" office:value="38.799999999999997" table:style-name="ce1">
            <text:p>38.8</text:p>
          </table:table-cell>
          <table:table-cell office:value-type="float" office:value="60.400000000000006" table:style-name="ce1">
            <text:p>60.4</text:p>
          </table:table-cell>
          <table:table-cell table:number-columns-repeated="1637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19.2" table:style-name="ce1">
            <text:p>19.2</text:p>
          </table:table-cell>
          <table:table-cell office:value-type="float" office:value="0.1" table:style-name="ce1">
            <text:p>0.1</text:p>
          </table:table-cell>
          <table:table-cell office:value-type="float" office:value="45" table:style-name="ce1">
            <text:p>45</text:p>
          </table:table-cell>
          <table:table-cell office:value-type="float" office:value="54.900000000000006" table:style-name="ce1">
            <text:p>54.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4.442857142857136" table:style-name="ce1">
            <text:p>54.44285714</text:p>
          </table:table-cell>
          <table:table-cell office:value-type="float" office:value="13.928571428571429" table:style-name="ce1">
            <text:p>13.92857143</text:p>
          </table:table-cell>
          <table:table-cell office:value-type="float" office:value="0.2" table:style-name="ce1">
            <text:p>0.2</text:p>
          </table:table-cell>
          <table:table-cell office:value-type="float" office:value="31.400000000000002" table:style-name="ce1">
            <text:p>31.4</text:p>
          </table:table-cell>
          <table:table-cell office:value-type="float" office:value="68.371428571428581" table:style-name="ce1">
            <text:p>68.37142857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3" table:style-name="ta1">
        <table:shapes>
          <draw:frame draw:z-index="1" draw:id="id31" draw:style-name="a31" draw:name="Chart 1" svg:x="0.66667in" svg:y="1.88889in" svg:width="13.06944in" svg:height="5.41667in" style:rel-width="scale" style:rel-height="scale">
            <draw:object xlink:href="Object 32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6.9" table:style-name="ce1">
            <text:p>6.9</text:p>
          </table:table-cell>
          <table:table-cell office:value-type="float" office:value="1.9" table:style-name="ce1">
            <text:p>1.9</text:p>
          </table:table-cell>
          <table:table-cell office:value-type="float" office:value="0.3" table:style-name="ce1">
            <text:p>0.3</text:p>
          </table:table-cell>
          <table:table-cell office:value-type="float" office:value="90.8" table:style-name="ce1">
            <text:p>90.8</text:p>
          </table:table-cell>
          <table:table-cell office:value-type="float" office:value="8.8000000000000007" table:style-name="ce1">
            <text:p>8.8</text:p>
          </table:table-cell>
          <table:table-cell table:number-columns-repeated="1637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71.2" table:style-name="ce1">
            <text:p>71.2</text:p>
          </table:table-cell>
          <table:table-cell office:value-type="float" office:value="13.1" table:style-name="ce1">
            <text:p>13.1</text:p>
          </table:table-cell>
          <table:table-cell office:value-type="float" office:value="0" table:style-name="ce1">
            <text:p>0</text:p>
          </table:table-cell>
          <table:table-cell office:value-type="float" office:value="15.7" table:style-name="ce1">
            <text:p>15.7</text:p>
          </table:table-cell>
          <table:table-cell office:value-type="float" office:value="84.3" table:style-name="ce1">
            <text:p>84.3</text:p>
          </table:table-cell>
          <table:table-cell table:number-columns-repeated="1637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84.1" table:style-name="ce1">
            <text:p>84.1</text:p>
          </table:table-cell>
          <table:table-cell office:value-type="float" office:value="10.6" table:style-name="ce1">
            <text:p>10.6</text:p>
          </table:table-cell>
          <table:table-cell office:value-type="float" office:value="0.2" table:style-name="ce1">
            <text:p>0.2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94.699999999999989" table:style-name="ce1">
            <text:p>94.7</text:p>
          </table:table-cell>
          <table:table-cell table:number-columns-repeated="1637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59.5" table:style-name="ce1">
            <text:p>59.5</text:p>
          </table:table-cell>
          <table:table-cell office:value-type="float" office:value="20.9" table:style-name="ce1">
            <text:p>20.9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400000000000006" table:style-name="ce1">
            <text:p>80.4</text:p>
          </table:table-cell>
          <table:table-cell table:number-columns-repeated="1637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40.1" table:style-name="ce1">
            <text:p>40.1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0.1" table:style-name="ce1">
            <text:p>0.1</text:p>
          </table:table-cell>
          <table:table-cell office:value-type="float" office:value="40.299999999999997" table:style-name="ce1">
            <text:p>40.3</text:p>
          </table:table-cell>
          <table:table-cell office:value-type="float" office:value="59.5" table:style-name="ce1">
            <text:p>59.5</text:p>
          </table:table-cell>
          <table:table-cell table:number-columns-repeated="1637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34.6" table:style-name="ce1">
            <text:p>34.6</text:p>
          </table:table-cell>
          <table:table-cell office:value-type="float" office:value="23.8" table:style-name="ce1">
            <text:p>23.8</text:p>
          </table:table-cell>
          <table:table-cell office:value-type="float" office:value="0.5" table:style-name="ce1">
            <text:p>0.5</text:p>
          </table:table-cell>
          <table:table-cell office:value-type="float" office:value="41.1" table:style-name="ce1">
            <text:p>41.1</text:p>
          </table:table-cell>
          <table:table-cell office:value-type="float" office:value="58.400000000000006" table:style-name="ce1">
            <text:p>58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571428571428569" table:style-name="ce1">
            <text:p>53.57142857</text:p>
          </table:table-cell>
          <table:table-cell office:value-type="float" office:value="14.728571428571428" table:style-name="ce1">
            <text:p>14.72857143</text:p>
          </table:table-cell>
          <table:table-cell office:value-type="float" office:value="0.15714285714285717" table:style-name="ce1">
            <text:p>0.157142857</text:p>
          </table:table-cell>
          <table:table-cell office:value-type="float" office:value="31.514285714285712" table:style-name="ce1">
            <text:p>31.51428571</text:p>
          </table:table-cell>
          <table:table-cell office:value-type="float" office:value="68.299999999999983" table:style-name="ce1">
            <text:p>68.3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CPU04" table:style-name="ta1">
        <table:shapes>
          <draw:frame draw:z-index="1" draw:id="id32" draw:style-name="a32" draw:name="Chart 1" svg:x="0.66667in" svg:y="1.88889in" svg:width="13.06944in" svg:height="5.41667in" style:rel-width="scale" style:rel-height="scale">
            <draw:object xlink:href="Object 33/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12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5645H30M15.000S" table:style-name="ce9">
            <text:p>13:30:15</text:p>
          </table:table-cell>
          <table:table-cell office:value-type="float" office:value="6.8" table:style-name="ce1">
            <text:p>6.8</text:p>
          </table:table-cell>
          <table:table-cell office:value-type="float" office:value="1.9" table:style-name="ce1">
            <text:p>1.9</text:p>
          </table:table-cell>
          <table:table-cell office:value-type="float" office:value="0.1" table:style-name="ce1">
            <text:p>0.1</text:p>
          </table:table-cell>
          <table:table-cell office:value-type="float" office:value="91.2" table:style-name="ce1">
            <text:p>91.2</text:p>
          </table:table-cell>
          <table:table-cell office:value-type="float" office:value="8.6999999999999993" table:style-name="ce1">
            <text:p>8.7</text:p>
          </table:table-cell>
          <table:table-cell table:number-columns-repeated="16378"/>
        </table:table-row>
        <table:table-row table:style-name="ro1">
          <table:table-cell office:value-type="time" office:time-value="PT985645H30M45.000S" table:style-name="ce9">
            <text:p>13:30:45</text:p>
          </table:table-cell>
          <table:table-cell office:value-type="float" office:value="70" table:style-name="ce1">
            <text:p>70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15.9" table:style-name="ce1">
            <text:p>15.9</text:p>
          </table:table-cell>
          <table:table-cell office:value-type="float" office:value="84.1" table:style-name="ce1">
            <text:p>84.1</text:p>
          </table:table-cell>
          <table:table-cell table:number-columns-repeated="16378"/>
        </table:table-row>
        <table:table-row table:style-name="ro1">
          <table:table-cell office:value-type="time" office:time-value="PT985645H31M15.000S" table:style-name="ce9">
            <text:p>13:31:15</text:p>
          </table:table-cell>
          <table:table-cell office:value-type="float" office:value="79.3" table:style-name="ce1">
            <text:p>79.3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table:number-columns-repeated="16378"/>
        </table:table-row>
        <table:table-row table:style-name="ro1">
          <table:table-cell office:value-type="time" office:time-value="PT985645H31M45.000S" table:style-name="ce9">
            <text:p>13:31:45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13.7" table:style-name="ce1">
            <text:p>13.7</text:p>
          </table:table-cell>
          <table:table-cell office:value-type="float" office:value="0" table:style-name="ce1">
            <text:p>0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0.600000000000009" table:style-name="ce1">
            <text:p>90.6</text:p>
          </table:table-cell>
          <table:table-cell table:number-columns-repeated="16378"/>
        </table:table-row>
        <table:table-row table:style-name="ro1">
          <table:table-cell office:value-type="time" office:time-value="PT985645H32M15.000S" table:style-name="ce9">
            <text:p>13:32:15</text:p>
          </table:table-cell>
          <table:table-cell office:value-type="float" office:value="60.6" table:style-name="ce1">
            <text:p>60.6</text:p>
          </table:table-cell>
          <table:table-cell office:value-type="float" office:value="19.3" table:style-name="ce1">
            <text:p>19.3</text:p>
          </table:table-cell>
          <table:table-cell office:value-type="float" office:value="0" table:style-name="ce1">
            <text:p>0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79.900000000000006" table:style-name="ce1">
            <text:p>79.9</text:p>
          </table:table-cell>
          <table:table-cell table:number-columns-repeated="16378"/>
        </table:table-row>
        <table:table-row table:style-name="ro1">
          <table:table-cell office:value-type="time" office:time-value="PT985645H32M45.000S" table:style-name="ce9">
            <text:p>13:32:45</text:p>
          </table:table-cell>
          <table:table-cell office:value-type="float" office:value="39.799999999999997" table:style-name="ce1">
            <text:p>39.8</text:p>
          </table:table-cell>
          <table:table-cell office:value-type="float" office:value="21.7" table:style-name="ce1">
            <text:p>21.7</text:p>
          </table:table-cell>
          <table:table-cell office:value-type="float" office:value="0" table:style-name="ce1">
            <text:p>0</text:p>
          </table:table-cell>
          <table:table-cell office:value-type="float" office:value="38.5" table:style-name="ce1">
            <text:p>38.5</text:p>
          </table:table-cell>
          <table:table-cell office:value-type="float" office:value="61.5" table:style-name="ce1">
            <text:p>61.5</text:p>
          </table:table-cell>
          <table:table-cell table:number-columns-repeated="16378"/>
        </table:table-row>
        <table:table-row table:style-name="ro1">
          <table:table-cell office:value-type="time" office:time-value="PT985645H33M15.000S" table:style-name="ce9">
            <text:p>13:33:15</text:p>
          </table:table-cell>
          <table:table-cell office:value-type="float" office:value="37.9" table:style-name="ce1">
            <text:p>37.9</text:p>
          </table:table-cell>
          <table:table-cell office:value-type="float" office:value="21.9" table:style-name="ce1">
            <text:p>21.9</text:p>
          </table:table-cell>
          <table:table-cell office:value-type="float" office:value="0" table:style-name="ce1">
            <text:p>0</text:p>
          </table:table-cell>
          <table:table-cell office:value-type="float" office:value="40.200000000000003" table:style-name="ce1">
            <text:p>40.2</text:p>
          </table:table-cell>
          <table:table-cell office:value-type="float" office:value="59.8" table:style-name="ce1">
            <text:p>59.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042857142857144" table:style-name="ce1">
            <text:p>53.04285714</text:p>
          </table:table-cell>
          <table:table-cell office:value-type="float" office:value="15.042857142857144" table:style-name="ce1">
            <text:p>15.04285714</text:p>
          </table:table-cell>
          <table:table-cell office:value-type="float" office:value="1.4285714285714287E-2" table:style-name="ce1">
            <text:p>0.014285714</text:p>
          </table:table-cell>
          <table:table-cell office:value-type="float" office:value="31.885714285714283" table:style-name="ce1">
            <text:p>31.88571429</text:p>
          </table:table-cell>
          <table:table-cell office:value-type="float" office:value="68.085714285714303" table:style-name="ce1">
            <text:p>68.08571429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BUSY.B1:DISKBUSY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READ.B1:DISKREAD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WRITE.B1:DISKWRITE.E13" table:contains-header="false" table:orientation="column">
          <table:sort>
            <table:sort-by table:field-number="12" table:order="descending"/>
          </table:sort>
        </table:database-range>
        <table:database-range table:target-range-address="DISKXFER.B1:DISKXFER.E13" table:contains-header="false" table:orientation="column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four</meta:initial-creator>
    <dc:creator>Afour</dc:creator>
    <meta:creation-date>2012-06-08T09:35:49Z</meta:creation-date>
    <dc:date>2012-06-08T09:36:0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System Summary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8" chart:class="chart:line" chart:attached-axis="primary-y" chart:style-name="G0S0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%Busy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8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8" chart:class="chart:line" chart:attached-axis="primary-y" chart:style-name="G0S0">
            <chart:data-point chart:repeated="7"/>
          </chart:series>
          <chart:series chart:label-cell-address="DISKBUSY.$C$1" chart:values-cell-range-address="DISKBUSY.$C$2:.$C$8" chart:class="chart:line" chart:attached-axis="primary-y" chart:style-name="G0S1">
            <chart:data-point chart:repeated="7"/>
          </chart:series>
          <chart:series chart:label-cell-address="DISKBUSY.$D$1" chart:values-cell-range-address="DISKBUSY.$D$2:.$D$8" chart:class="chart:line" chart:attached-axis="primary-y" chart:style-name="G0S2">
            <chart:data-point chart:repeated="7"/>
          </chart:series>
          <chart:series chart:label-cell-address="DISKBUSY.$E$1" chart:values-cell-range-address="DISKBUSY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Read KB/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0:.$E$10" chart:class="chart:bar" chart:attached-axis="primary-y" chart:style-name="G0S0">
            <chart:data-point chart:repeated="4"/>
          </chart:series>
          <chart:series chart:values-cell-range-address="DISKREAD.$B$11:.$E$11" chart:class="chart:bar" chart:attached-axis="primary-y" chart:style-name="G0S1">
            <chart:data-point chart:repeated="4"/>
          </chart:series>
          <chart:series chart:values-cell-range-address="DISKREAD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Read KB/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8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8" chart:class="chart:line" chart:attached-axis="primary-y" chart:style-name="G0S0">
            <chart:data-point chart:repeated="7"/>
          </chart:series>
          <chart:series chart:label-cell-address="DISKREAD.$C$1" chart:values-cell-range-address="DISKREAD.$C$2:.$C$8" chart:class="chart:line" chart:attached-axis="primary-y" chart:style-name="G0S1">
            <chart:data-point chart:repeated="7"/>
          </chart:series>
          <chart:series chart:label-cell-address="DISKREAD.$D$1" chart:values-cell-range-address="DISKREAD.$D$2:.$D$8" chart:class="chart:line" chart:attached-axis="primary-y" chart:style-name="G0S2">
            <chart:data-point chart:repeated="7"/>
          </chart:series>
          <chart:series chart:label-cell-address="DISKREAD.$E$1" chart:values-cell-range-address="DISKREAD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Write KB/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0:.$E$10" chart:class="chart:bar" chart:attached-axis="primary-y" chart:style-name="G0S0">
            <chart:data-point chart:repeated="4"/>
          </chart:series>
          <chart:series chart:values-cell-range-address="DISKWRITE.$B$11:.$E$11" chart:class="chart:bar" chart:attached-axis="primary-y" chart:style-name="G0S1">
            <chart:data-point chart:repeated="4"/>
          </chart:series>
          <chart:series chart:values-cell-range-address="DISKWRIT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Write KB/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8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8" chart:class="chart:line" chart:attached-axis="primary-y" chart:style-name="G0S0">
            <chart:data-point chart:repeated="7"/>
          </chart:series>
          <chart:series chart:label-cell-address="DISKWRITE.$C$1" chart:values-cell-range-address="DISKWRITE.$C$2:.$C$8" chart:class="chart:line" chart:attached-axis="primary-y" chart:style-name="G0S1">
            <chart:data-point chart:repeated="7"/>
          </chart:series>
          <chart:series chart:label-cell-address="DISKWRITE.$D$1" chart:values-cell-range-address="DISKWRITE.$D$2:.$D$8" chart:class="chart:line" chart:attached-axis="primary-y" chart:style-name="G0S2">
            <chart:data-point chart:repeated="7"/>
          </chart:series>
          <chart:series chart:label-cell-address="DISKWRITE.$E$1" chart:values-cell-range-address="DISKWRIT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ransfers per second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0:.$E$10" chart:class="chart:bar" chart:attached-axis="primary-y" chart:style-name="G0S0">
            <chart:data-point chart:repeated="4"/>
          </chart:series>
          <chart:series chart:values-cell-range-address="DISKXFER.$B$11:.$E$11" chart:class="chart:bar" chart:attached-axis="primary-y" chart:style-name="G0S1">
            <chart:data-point chart:repeated="4"/>
          </chart:series>
          <chart:series chart:values-cell-range-address="DISKXFER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transfers per second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8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8" chart:class="chart:line" chart:attached-axis="primary-y" chart:style-name="G0S0">
            <chart:data-point chart:repeated="7"/>
          </chart:series>
          <chart:series chart:label-cell-address="DISKXFER.$C$1" chart:values-cell-range-address="DISKXFER.$C$2:.$C$8" chart:class="chart:line" chart:attached-axis="primary-y" chart:style-name="G0S1">
            <chart:data-point chart:repeated="7"/>
          </chart:series>
          <chart:series chart:label-cell-address="DISKXFER.$D$1" chart:values-cell-range-address="DISKXFER.$D$2:.$D$8" chart:class="chart:line" chart:attached-axis="primary-y" chart:style-name="G0S2">
            <chart:data-point chart:repeated="7"/>
          </chart:series>
          <chart:series chart:label-cell-address="DISKXFER.$E$1" chart:values-cell-range-address="DISKXFER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JFS Filespace %Used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0" chart:values-cell-range-address="JFSFILE.$B$10:.$F$10" chart:class="chart:bar" chart:attached-axis="primary-y" chart:style-name="G0S0">
            <chart:data-point chart:repeated="5"/>
          </chart:series>
          <chart:series chart:label-cell-address="JFSFILE.$A$11" chart:values-cell-range-address="JFSFILE.$B$11:.$F$11" chart:class="chart:bar" chart:attached-axis="primary-y" chart:style-name="G0S1">
            <chart:data-point chart:repeated="5"/>
          </chart:series>
          <chart:series chart:label-cell-address="JFSFILE.$A$12" chart:values-cell-range-address="JFSFILE.$B$12:.$F$12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Memory MB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8"/>
          </chart:axis>
          <chart:axis chart:dimension="y" chart:name="primary-y" chart:style-name="Axs1"/>
          <chart:series chart:label-cell-address="MEM.$B$1" chart:values-cell-range-address="MEM.$B$2:.$B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Total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B$1" chart:values-cell-range-address="CPU_ALL.$B$2:.$B$8" chart:class="chart:area" chart:attached-axis="primary-y" chart:style-name="G0S0">
            <chart:data-point chart:repeated="7"/>
          </chart:series>
          <chart:series chart:label-cell-address="CPU_ALL.$C$1" chart:values-cell-range-address="CPU_ALL.$C$2:.$C$8" chart:class="chart:area" chart:attached-axis="primary-y" chart:style-name="G0S1">
            <chart:data-point chart:repeated="7"/>
          </chart:series>
          <chart:series chart:label-cell-address="CPU_ALL.$D$1" chart:values-cell-range-address="CPU_ALL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120_Threads (KB/s)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I$1" chart:values-cell-range-address="NET.$I$2:.$I$8" chart:class="chart:area" chart:attached-axis="primary-y" chart:style-name="G0S1">
            <chart:data-point chart:repeated="7"/>
          </chart:series>
          <chart:series chart:label-cell-address="NET.$H$1" chart:values-cell-range-address="NET.$H$2:.$H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I/O JMeter_Test_12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0" chart:values-cell-range-address="NET.$B$10:.$E$10" chart:class="chart:bar" chart:attached-axis="primary-y" chart:style-name="G0S0">
            <chart:data-point chart:repeated="4"/>
          </chart:series>
          <chart:series chart:label-cell-address="NET.$A$11" chart:values-cell-range-address="NET.$B$11:.$E$11" chart:class="chart:bar" chart:attached-axis="primary-y" chart:style-name="G0S1">
            <chart:data-point chart:repeated="4"/>
          </chart:series>
          <chart:series chart:label-cell-address="NET.$A$12" chart:values-cell-range-address="N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Network I/O JMeter_Test_120_Threads (KB/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8"/>
          </chart:axis>
          <chart:axis chart:dimension="y" chart:name="primary-y" chart:style-name="Axs1"/>
          <chart:series chart:label-cell-address="NET.$B$1" chart:values-cell-range-address="NET.$B$2:.$B$8" chart:class="chart:area" chart:attached-axis="primary-y" chart:style-name="G0S0">
            <chart:data-point chart:repeated="7"/>
          </chart:series>
          <chart:series chart:label-cell-address="NET.$C$1" chart:values-cell-range-address="NET.$C$2:.$C$8" chart:class="chart:area" chart:attached-axis="primary-y" chart:style-name="G0S1">
            <chart:data-point chart:repeated="7"/>
          </chart:series>
          <chart:series chart:label-cell-address="NET.$D$1" chart:values-cell-range-address="NET.$D$2:.$D$8" chart:class="chart:area" chart:attached-axis="primary-y" chart:style-name="G0S2">
            <chart:data-point chart:repeated="7"/>
          </chart:series>
          <chart:series chart:label-cell-address="NET.$E$1" chart:values-cell-range-address="NET.$E$2:.$E$8" chart:class="chart:area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Network Packet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0" chart:values-cell-range-address="NETPACKET.$B$10:.$E$10" chart:class="chart:bar" chart:attached-axis="primary-y" chart:style-name="G0S0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1">
            <chart:data-point chart:repeated="4"/>
          </chart:series>
          <chart:series chart:label-cell-address="NETPACKET.$A$12" chart:values-cell-range-address="NETPACKET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Network Packet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8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8" chart:class="chart:line" chart:attached-axis="primary-y" chart:style-name="G0S0">
            <chart:data-point chart:repeated="7"/>
          </chart:series>
          <chart:series chart:label-cell-address="NETPACKET.$C$1" chart:values-cell-range-address="NETPACKET.$C$2:.$C$8" chart:class="chart:line" chart:attached-axis="primary-y" chart:style-name="G0S1">
            <chart:data-point chart:repeated="7"/>
          </chart:series>
          <chart:series chart:label-cell-address="NETPACKET.$D$1" chart:values-cell-range-address="NETPACKET.$D$2:.$D$8" chart:class="chart:line" chart:attached-axis="primary-y" chart:style-name="G0S2">
            <chart:data-point chart:repeated="7"/>
          </chart:series>
          <chart:series chart:label-cell-address="NETPACKET.$E$1" chart:values-cell-range-address="NETPACKET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8" chart:class="chart:line" chart:attached-axis="primary-y" chart:style-name="G0S0">
            <chart:data-point chart:repeated="7"/>
          </chart:series>
          <chart:series chart:label-cell-address="PROC.$C$1" chart:values-cell-range-address="PROC.$C$2:.$C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8" chart:class="chart:line" chart:attached-axis="primary-y" chart:style-name="G0S0">
            <chart:data-point chart:repeated="7"/>
          </chart:series>
          <chart:series chart:values-cell-range-address="PROC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Processe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8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8" chart:class="chart:line" chart:attached-axis="primary-y" chart:style-name="G0S0">
            <chart:data-point chart:repeated="7"/>
          </chart:series>
          <chart:series chart:values-cell-range-address="PROC.$I$2:.$I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File-backed paging (kBy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H$1" chart:values-cell-range-address="VM.$H$2:.$H$8" chart:class="chart:area" chart:attached-axis="primary-y" chart:style-name="G0S0">
            <chart:data-point chart:repeated="7"/>
          </chart:series>
          <chart:series chart:label-cell-address="VM.$I$1" chart:values-cell-range-address="VM.$I$2:.$I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Swap-space activity (kBytes/sec) ubuntuServer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8"/>
          </chart:axis>
          <chart:axis chart:dimension="y" chart:name="primary-y" chart:style-name="Axs1"/>
          <chart:series chart:label-cell-address="VM.$J$1" chart:values-cell-range-address="VM.$J$2:.$J$8" chart:class="chart:area" chart:attached-axis="primary-y" chart:style-name="G0S0">
            <chart:data-point chart:repeated="7"/>
          </chart:series>
          <chart:series chart:label-cell-address="VM.$K$1" chart:values-cell-range-address="VM.$K$2:.$K$8" chart:class="chart:area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8"/>
          </chart:axis>
          <chart:axis chart:dimension="y" chart:name="primary-y" chart:style-name="Axs1"/>
          <chart:series chart:label-cell-address="CPU_ALL.$G$1" chart:values-cell-range-address="CPU_ALL.$G$2:.$G$8" chart:class="chart:area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1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8"/>
          </chart:axis>
          <chart:axis chart:dimension="y" chart:name="primary-y" chart:style-name="Axs1"/>
          <chart:series chart:label-cell-address="CPU01.$B$1" chart:values-cell-range-address="CPU01.$B$2:.$B$8" chart:class="chart:area" chart:attached-axis="primary-y" chart:style-name="G0S0">
            <chart:data-point chart:repeated="7"/>
          </chart:series>
          <chart:series chart:label-cell-address="CPU01.$C$1" chart:values-cell-range-address="CPU01.$C$2:.$C$8" chart:class="chart:area" chart:attached-axis="primary-y" chart:style-name="G0S1">
            <chart:data-point chart:repeated="7"/>
          </chart:series>
          <chart:series chart:label-cell-address="CPU01.$D$1" chart:values-cell-range-address="CPU01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2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8"/>
          </chart:axis>
          <chart:axis chart:dimension="y" chart:name="primary-y" chart:style-name="Axs1"/>
          <chart:series chart:label-cell-address="CPU02.$B$1" chart:values-cell-range-address="CPU02.$B$2:.$B$8" chart:class="chart:area" chart:attached-axis="primary-y" chart:style-name="G0S0">
            <chart:data-point chart:repeated="7"/>
          </chart:series>
          <chart:series chart:label-cell-address="CPU02.$C$1" chart:values-cell-range-address="CPU02.$C$2:.$C$8" chart:class="chart:area" chart:attached-axis="primary-y" chart:style-name="G0S1">
            <chart:data-point chart:repeated="7"/>
          </chart:series>
          <chart:series chart:label-cell-address="CPU02.$D$1" chart:values-cell-range-address="CPU02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3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8"/>
          </chart:axis>
          <chart:axis chart:dimension="y" chart:name="primary-y" chart:style-name="Axs1"/>
          <chart:series chart:label-cell-address="CPU03.$B$1" chart:values-cell-range-address="CPU03.$B$2:.$B$8" chart:class="chart:area" chart:attached-axis="primary-y" chart:style-name="G0S0">
            <chart:data-point chart:repeated="7"/>
          </chart:series>
          <chart:series chart:label-cell-address="CPU03.$C$1" chart:values-cell-range-address="CPU03.$C$2:.$C$8" chart:class="chart:area" chart:attached-axis="primary-y" chart:style-name="G0S1">
            <chart:data-point chart:repeated="7"/>
          </chart:series>
          <chart:series chart:label-cell-address="CPU03.$D$1" chart:values-cell-range-address="CPU03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CPU 4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8"/>
          </chart:axis>
          <chart:axis chart:dimension="y" chart:name="primary-y" chart:style-name="Axs1"/>
          <chart:series chart:label-cell-address="CPU04.$B$1" chart:values-cell-range-address="CPU04.$B$2:.$B$8" chart:class="chart:area" chart:attached-axis="primary-y" chart:style-name="G0S0">
            <chart:data-point chart:repeated="7"/>
          </chart:series>
          <chart:series chart:label-cell-address="CPU04.$C$1" chart:values-cell-range-address="CPU04.$C$2:.$C$8" chart:class="chart:area" chart:attached-axis="primary-y" chart:style-name="G0S1">
            <chart:data-point chart:repeated="7"/>
          </chart:series>
          <chart:series chart:label-cell-address="CPU04.$D$1" chart:values-cell-range-address="CPU04.$D$2:.$D$8" chart:class="chart:area" chart:attached-axis="primary-y" chart:style-name="G0S2">
            <chart:data-point chart:repeated="7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CPU by Processor ubuntuServer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1.0pt" chart:style-name="Crt0">
        <chart:title chart:style-name="CT00">
          <text:p text:style-name="a0" text:class-names="" text:cond-style-name="">Disk total KB/s JMeter_Test_120_Threads - 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8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8" chart:class="chart:area" chart:attached-axis="primary-y" chart:style-name="G0S0">
            <chart:data-point chart:repeated="7"/>
          </chart:series>
          <chart:series chart:label-cell-address="DISK_SUMM.$C$1" chart:values-cell-range-address="DISK_SUMM.$C$2:.$C$8" chart:class="chart:area" chart:attached-axis="primary-y" chart:style-name="G0S1">
            <chart:data-point chart:repeated="7"/>
          </chart:series>
          <chart:series chart:values-cell-range-address="DISK_SUMM.$D$2:.$D$8" chart:class="chart:line" chart:attached-axis="secondary-y" chart:style-name="G1S0">
            <chart:data-point chart:repeated="7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total KB/s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0" chart:values-cell-range-address="DISK_SUMM.$B$10:.$D$10" chart:class="chart:bar" chart:attached-axis="primary-y" chart:style-name="G0S0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1">
            <chart:data-point chart:repeated="3"/>
          </chart:series>
          <chart:series chart:label-cell-address="DISK_SUMM.$A$12" chart:values-cell-range-address="DISK_SUMM.$B$12:.$D$12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Block Size JMeter_Test_12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0:.$E$10" chart:class="chart:bar" chart:attached-axis="primary-y" chart:style-name="G0S0">
            <chart:data-point chart:repeated="4"/>
          </chart:series>
          <chart:series chart:values-cell-range-address="DISKBSIZE.$B$11:.$E$11" chart:class="chart:bar" chart:attached-axis="primary-y" chart:style-name="G0S1">
            <chart:data-point chart:repeated="4"/>
          </chart:series>
          <chart:series chart:values-cell-range-address="DISKBSIZE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</office:automatic-styles>
  <office:body>
    <office:chart>
      <chart:chart chart:class="chart:line" svg:height="390.0pt" svg:width="941.0pt" chart:style-name="Crt0">
        <chart:title chart:style-name="CT00">
          <text:p text:style-name="a0" text:class-names="" text:cond-style-name="">Disk Block Size JMeter_Test_120_Threads (Kbytes)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8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8" chart:class="chart:line" chart:attached-axis="primary-y" chart:style-name="G0S0">
            <chart:data-point chart:repeated="7"/>
          </chart:series>
          <chart:series chart:label-cell-address="DISKBSIZE.$C$1" chart:values-cell-range-address="DISKBSIZE.$C$2:.$C$8" chart:class="chart:line" chart:attached-axis="primary-y" chart:style-name="G0S1">
            <chart:data-point chart:repeated="7"/>
          </chart:series>
          <chart:series chart:label-cell-address="DISKBSIZE.$D$1" chart:values-cell-range-address="DISKBSIZE.$D$2:.$D$8" chart:class="chart:line" chart:attached-axis="primary-y" chart:style-name="G0S2">
            <chart:data-point chart:repeated="7"/>
          </chart:series>
          <chart:series chart:label-cell-address="DISKBSIZE.$E$1" chart:values-cell-range-address="DISKBSIZE.$E$2:.$E$8" chart:class="chart:line" chart:attached-axis="primary-y" chart:style-name="G0S3">
            <chart:data-point chart:repeated="7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1.0pt" chart:style-name="Crt0">
        <chart:title chart:style-name="CT00">
          <text:p text:style-name="a0" text:class-names="" text:cond-style-name="">Disk %Busy JMeter_Test_120_Threads <text:s text:c="1"/>6/8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0:.$E$10" chart:class="chart:bar" chart:attached-axis="primary-y" chart:style-name="G0S0">
            <chart:data-point chart:repeated="4"/>
          </chart:series>
          <chart:series chart:values-cell-range-address="DISKBUSY.$B$11:.$E$11" chart:class="chart:bar" chart:attached-axis="primary-y" chart:style-name="G0S1">
            <chart:data-point chart:repeated="4"/>
          </chart:series>
          <chart:series chart:values-cell-range-address="DISKBUSY.$B$12:.$E$12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